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00b218"/>
    </style:style>
    <style:style style:name="P3"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6"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13"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3">
      <style:text-properties style:font-name-asian="WenQuanYi Micro Hei" style:font-name-complex="FreeSans" loext:padding="0in" loext:border="none"/>
    </style:style>
    <style:style style:name="P19"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2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2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3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5"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6"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7"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8"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9"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0"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1"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2"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65"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6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6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style:style>
    <style:style style:name="P6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6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70"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71"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72"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7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74"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7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7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77"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7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79"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80"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81"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82" style:family="paragraph" style:parent-style-name="Text_20_body" style:list-style-name="L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3" style:family="paragraph" style:parent-style-name="Text_20_body" style:list-style-name="L1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4" style:family="paragraph" style:parent-style-name="Text_20_body" style:list-style-name="L2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5" style:family="paragraph" style:parent-style-name="Text_20_body" style:list-style-name="L26">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86"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7" style:family="paragraph" style:parent-style-name="Text_20_body" style:list-style-name="L4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8"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9" style:family="paragraph" style:parent-style-name="Text_20_body" style:list-style-name="L11">
      <style:paragraph-properties fo:margin-top="0.1043in" fo:margin-bottom="0.1043in" loext:contextual-spacing="false"/>
      <style:text-properties officeooo:paragraph-rsid="0000b218" loext:padding="0in" loext:border="none"/>
    </style:style>
    <style:style style:name="P90" style:family="paragraph" style:parent-style-name="Text_20_body" style:list-style-name="L19">
      <style:paragraph-properties fo:margin-top="0.1043in" fo:margin-bottom="0.1043in" loext:contextual-spacing="false"/>
      <style:text-properties officeooo:paragraph-rsid="0000b218" loext:padding="0in" loext:border="none"/>
    </style:style>
    <style:style style:name="P91" style:family="paragraph" style:parent-style-name="Text_20_body" style:list-style-name="L20">
      <style:paragraph-properties fo:margin-top="0.1043in" fo:margin-bottom="0.1043in" loext:contextual-spacing="false"/>
      <style:text-properties officeooo:paragraph-rsid="0000b218" loext:padding="0in" loext:border="none"/>
    </style:style>
    <style:style style:name="P92" style:family="paragraph" style:parent-style-name="Text_20_body" style:list-style-name="L30">
      <style:paragraph-properties fo:margin-top="0.1043in" fo:margin-bottom="0.1043in" loext:contextual-spacing="false"/>
      <style:text-properties officeooo:paragraph-rsid="0000b218" loext:padding="0in" loext:border="none"/>
    </style:style>
    <style:style style:name="P93" style:family="paragraph" style:parent-style-name="Text_20_body" style:list-style-name="L36">
      <style:paragraph-properties fo:margin-top="0.1043in" fo:margin-bottom="0.1043in" loext:contextual-spacing="false"/>
      <style:text-properties officeooo:paragraph-rsid="0000b218" loext:padding="0in" loext:border="none"/>
    </style:style>
    <style:style style:name="P94" style:family="paragraph" style:parent-style-name="Text_20_body" style:list-style-name="L19">
      <style:paragraph-properties fo:margin-top="0.1043in" fo:margin-bottom="0.1043in" loext:contextual-spacing="false"/>
      <style:text-properties fo:font-style="italic" officeooo:paragraph-rsid="0000b218" style:font-style-asian="italic" style:font-style-complex="italic" loext:padding="0in" loext:border="none"/>
    </style:style>
    <style:style style:name="P95" style:family="paragraph" style:parent-style-name="Text_20_body" style:list-style-name="L44">
      <style:paragraph-properties fo:margin-top="0.1043in" fo:margin-bottom="0.1043in" loext:contextual-spacing="false"/>
      <style:text-properties officeooo:paragraph-rsid="0000b218"/>
    </style:style>
    <style:style style:name="P96" style:family="paragraph" style:parent-style-name="Text_20_body" style:list-style-name="L14">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9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officeooo:paragraph-rsid="0000b218" loext:padding="0in" loext:border="none"/>
    </style:style>
    <style:style style:name="P98" style:family="paragraph" style:parent-style-name="Heading_20_4">
      <style:text-properties style:font-name-asian="WenQuanYi Micro Hei" style:font-name-complex="FreeSans" loext:padding="0in" loext:border="none"/>
    </style:style>
    <style:style style:name="P99"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Heading_20_2">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02"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officeooo:rsid="0002a787"/>
    </style:style>
    <style:style style:name="T7" style:family="text">
      <style:text-properties fo:font-style="italic" loext:padding="0in" loext:border="none"/>
    </style:style>
    <style:style style:name="T8" style:family="text">
      <style:text-properties fo:font-style="italic" style:text-underline-style="solid" style:text-underline-width="auto" style:text-underline-color="font-color" fo:font-weight="bold"/>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font-name="Liberation Serif" style:font-name-asian="WenQuanYi Micro Hei" style:font-name-complex="FreeSans" loext:padding="0in" loext:border="none"/>
    </style:style>
    <style:style style:name="T12" style:family="text">
      <style:text-properties officeooo:rsid="00033aa8"/>
    </style:style>
    <style:style style:name="T13" style:family="text">
      <style:text-properties officeooo:rsid="0004f7cd"/>
    </style:style>
    <style:style style:name="T14" style:family="text">
      <style:text-properties officeooo:rsid="0005f0c1" loext:padding="0in" loext:border="none"/>
    </style:style>
    <style:style style:name="T15" style:family="text">
      <style:text-properties officeooo:rsid="00074a41"/>
    </style:style>
    <style:style style:name="T16" style:family="text">
      <style:text-properties style:font-name-asian="WenQuanYi Micro Hei" style:font-name-complex="FreeSans" loext:padding="0in" loext:border="none"/>
    </style:style>
    <style:style style:name="T17" style:family="text">
      <style:text-properties officeooo:rsid="00077455"/>
    </style:style>
    <style:style style:name="T18" style:family="text">
      <style:text-properties officeooo:rsid="00081915"/>
    </style:style>
    <style:style style:name="T19" style:family="text">
      <style:text-properties officeooo:rsid="000926d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3 Configuration </text:p>
      <text:p text:style-name="P5"><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This section covers configuration instructions in order to get your system running correctly from a fresh installation of MX Linux, and a short guide to personal customization. </text:p>
      <text:h text:style-name="P99" text:outline-level="2"><text:bookmark text:name="toc-Subsection-3.1"/>3.1 Peripherals </text:h>
      <text:h text:style-name="P19" text:outline-level="3"><text:bookmark text:name="toc-Subsubsection-3.1.1"/>3.1.1 Smartphone </text:h>
      <text:p text:style-name="P5"><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3871748722" text:style-name="L1">
        <text:list-item>
          <text:p text:style-name="P22"><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2"><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23">Open Thunar. When the upper left pane (Devices) shows your phone’s name (or: Storage), click on it. If you don’t see it, reboot the phone. </text:p>
            </text:list-item>
            <text:list-item>
              <text:p text:style-name="P23">Navigate to the location you are looking for. </text:p>
            </text:list-item>
          </text:list>
        </text:list-item>
        <text:list-item>
          <text:p text:style-name="P23">Some files can be viewed and managed with MX Linux applications: click on Device in the left pane, then double-click CD Drive if necessary.</text:p>
          <text:list>
            <text:list-item>
              <text:p text:style-name="P23">Music: use <text:span text:style-name="T2">Clementine</text:span> </text:p>
            </text:list-item>
            <text:list-item>
              <text:p text:style-name="P23">Pictures: use <text:span text:style-name="T2">Shotwell</text:span> </text:p>
            </text:list-item>
          </text:list>
        </text:list-item>
        <text:list-item>
          <text:p text:style-name="P22"><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6"><text:soft-page-break/><draw:frame draw:style-name="fr1" draw:name="Image39" text:anchor-type="as-char" svg:width="6.698in" svg:height="5.5209in" draw:z-index="2"><draw:image xlink:href="../grafix/thunar_android.png" xlink:type="simple" xlink:show="embed" xlink:actuate="onLoad" loext:mime-type="image/png"/><svg:title>figure grafix/thunar_android.png</svg:title></draw:frame><text:s/></text:p>
      <text:p text:style-name="Caption"><text:span text:style-name="T5">Figure 3-1: Thunar connected to an Android phone</text:span> </text:p>
      <text:h text:style-name="Heading_20_4" text:outline-level="4"><text:bookmark text:name="toc-Paragraph-39"/>iPhone </text:h>
      <text:p text:style-name="P1">Through the iPhone 4 series, MX Linux is able to mount an iPhone in Thunar and reveal its contents for manipulation. Since iOS 5.0, iPhones will not allow a Linux installation to be recognized as a “trusted connection.” File transfer is still possible via an Apple wifi file transfer app or a cloud storage service. See also Section 4.2. </text:p>
      <text:p text:style-name="P2"><text:span text:style-name="T1">A successful strategy was described for iPhone 6 </text:span><text:a xlink:type="simple" xlink:href="http://www.dedoimedo.com/computers/linux-iphone-6.html" text:style-name="Internet_20_link" text:visited-style-name="Visited_20_Internet_20_Link"><text:span text:style-name="T1">in this tutorial</text:span></text:a><text:span text:style-name="T1">, but as of this writing it no longer appears to work. Users interested in trying to pursue that should install the package </text:span><text:span text:style-name="T3">mx-iphone,</text:span><text:span text:style-name="T1"> pair with the command </text:span><text:span text:style-name="T7">idevicepair pair</text:span><text:span text:style-name="T1"> and then try to continue with mounting iFuse. </text:span></text:p>
      <text:p text:style-name="P1">As it is, photos can be retrieved by opening <text:span text:style-name="T2">Shotwell</text:span> with the phone attached, then clicking on the link that appears under Cameras. Note that the phone link may not work in Thunar. </text:p>
      <text:p text:style-name="P1"><text:bookmark text:name="toc-Paragraph-40"/><text:soft-page-break/>Blackberry </text:p>
      <text:p text:style-name="P1">Open Synaptic and search on blackberry to find the files that need to be installed. </text:p>
      <text:h text:style-name="P19" text:outline-level="3"><text:bookmark text:name="toc-Subsubsection-3.1.2"/>3.1.2 Printer </text:h>
      <text:p text:style-name="P6"><text:bookmark text:name="toc-Paragraph-41"/><draw:frame draw:style-name="fr1" draw:name="Image40" text:anchor-type="as-char" svg:width="4.7291in" svg:height="3.9898in" draw:z-index="3"><draw:image xlink:href="../grafix/PrintSettings.png" xlink:type="simple" xlink:show="embed" xlink:actuate="onLoad" loext:mime-type="image/png"/><svg:title>figure grafix/PrintSettings.png</svg:title></draw:frame><text:s/></text:p>
      <text:p text:style-name="Caption"><text:span text:style-name="T5">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2472163477" text:style-name="L2">
        <text:list-item>
          <text:p text:style-name="P24">Print Settings application</text:p>
          <text:list>
            <text:list-item>
              <text:p text:style-name="P24">Click <text:span text:style-name="T2">Start menu &gt; System &gt; Print Settings</text:span> </text:p>
            </text:list-item>
            <text:list-item>
              <text:p text:style-name="P24">Click on the “+Add” button </text:p>
            </text:list-item>
            <text:list-item>
              <text:p text:style-name="P24">Wait on the New Printer screen while the application searches for attached and wireless printers. </text:p>
            </text:list-item>
            <text:list-item>
              <text:p text:style-name="P24">Once it has found the printer you want to install, it will also show recommended software. </text:p>
            </text:list-item>
            <text:list-item>
              <text:p text:style-name="P24"><text:soft-page-break/>Follow the prompts to conclude the printer installation. </text:p>
            </text:list-item>
            <text:list-item>
              <text:p text:style-name="P64"><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24">CUPS in a browser </text:p>
          <text:list>
            <text:list-item>
              <text:p text:style-name="P24">Click <text:span text:style-name="T2">Start menu &gt; System &gt; Printers (CUPS)</text:span> </text:p>
            </text:list-item>
          </text:list>
        </text:list-item>
        <text:list-item>
          <text:p text:style-name="P64"><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6"><draw:frame draw:style-name="fr1" draw:name="Image41" text:anchor-type="as-char" svg:width="7.2291in" svg:height="4.6874in" draw:z-index="4"><draw:image xlink:href="../grafix/cups-web-admin.png" xlink:type="simple" xlink:show="embed" xlink:actuate="onLoad" loext:mime-type="image/png"/><svg:title>figure grafix/cups-web-admin.png</svg:title></draw:frame><text:s/></text:p>
      <text:p text:style-name="Caption"><text:span text:style-name="T5">Figure 3-3: the CUPS administration screen for managing printers</text:span> </text:p>
      <text:h text:style-name="Heading_20_4" text:outline-level="4"><text:bookmark text:name="toc-Paragraph-43"/>Network </text:h>
      <text:p text:style-name="P2"><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text:soft-page-break/>Using Print Settings </text:h>
      <text:list xml:id="list3094958862" text:style-name="L3">
        <text:list-item>
          <text:p text:style-name="P25">Click <text:span text:style-name="T2">Start menu &gt; System &gt; Print Settings</text:span> </text:p>
        </text:list-item>
        <text:list-item>
          <text:p text:style-name="P25">Select <text:span text:style-name="T2">Server &gt; New&gt; Printer</text:span> </text:p>
        </text:list-item>
        <text:list-item>
          <text:p text:style-name="P25">Select Network Printer &gt; Windows Printer via SAMBA </text:p>
        </text:list-item>
        <text:list-item>
          <text:p text:style-name="P25">In the dialog window for smb:// enter either servername/printername or server-ipaddress/printername. For example: <text:span text:style-name="T4">bigserver/usbprinter1</text:span> or <text:span text:style-name="T4">192.168.0.100/printer2</text:span> </text:p>
        </text:list-item>
        <text:list-item>
          <text:p text:style-name="P25">If you have trouble identifying the server and printer names, click <text:span text:style-name="T2">Start menu &gt; System &gt; MX Find Shares</text:span> for details. </text:p>
        </text:list-item>
        <text:list-item>
          <text:p text:style-name="P25">Leave the button selected for Prompt user if authentication is required, then click Forward </text:p>
        </text:list-item>
        <text:list-item>
          <text:p text:style-name="P25">Leave the button selected for Select printer from database and then click Forward </text:p>
        </text:list-item>
        <text:list-item>
          <text:p text:style-name="P25">Select the driver and then Forward </text:p>
        </text:list-item>
        <text:list-item>
          <text:p text:style-name="P25">Describe Printer if necessary and then Apply </text:p>
        </text:list-item>
        <text:list-item>
          <text:p text:style-name="P25">When the printer appears in the window, right-click Properties &gt; Print Test Page to make sure the connection and driver are operating correctly. </text:p>
        </text:list-item>
      </text:list>
      <text:p text:style-name="P7">Using Printers (CUPS) </text:p>
      <text:list xml:id="list69363077" text:style-name="L4">
        <text:list-item>
          <text:p text:style-name="P26">Click <text:span text:style-name="T2">Start menu &gt; Printers (CUPS) — Manage Printers</text:span> in a Browser utility </text:p>
        </text:list-item>
        <text:list-item>
          <text:p text:style-name="P26">Select Adding Printers and Classes &gt; Add Printer </text:p>
        </text:list-item>
        <text:list-item>
          <text:p text:style-name="P26">In the dialog window enter root’s password </text:p>
        </text:list-item>
        <text:list-item>
          <text:p text:style-name="P26">In Add Printer &gt; select appropriate choice (e.g., Windows Printer via SAMBA) &gt; Continue </text:p>
        </text:list-item>
        <text:list-item>
          <text:p text:style-name="P26">In the Connection window, enter smb://servername/printername using same method of finding these names as in Printing utility instructions above &gt; Continue </text:p>
        </text:list-item>
        <text:list-item>
          <text:p text:style-name="P26">Enter printer name and descriptions as you would like...Do not tick Share This Printer &gt; Continue </text:p>
        </text:list-item>
        <text:list-item>
          <text:p text:style-name="P26">Select the printer Make &gt; Continue &gt; Add Printer &gt; choose various options &gt; Set Default Options </text:p>
        </text:list-item>
        <text:list-item>
          <text:p text:style-name="P26"><text:soft-page-break/>Go to Maintenance &gt; Print Test Page to make sure the connection and driver are operating correctly </text:p>
        </text:list-item>
      </text:list>
      <text:p text:style-name="P7">Troubleshooting </text:p>
      <text:list xml:id="list484101448" text:style-name="L5">
        <text:list-item>
          <text:p text:style-name="P27">There is a troubleshooting utility integrated into the Print Settings application. Click Help &gt; Troubleshoot. </text:p>
        </text:list-item>
        <text:list-item>
          <text:p text:style-name="P27">For HP printers, the extra package <text:span text:style-name="T2">hplip-gui </text:span>will install a useful applet into the Notification Area which provides troubleshooting tools. </text:p>
        </text:list-item>
        <text:list-item>
          <text:p text:style-name="P27">If your printer suddenly stops printing, check that is still enabled by clicking <text:span text:style-name="T2">Start menu &gt; System &gt; Print settings</text:span>, then right-click your printer and enable it again. </text:p>
        </text:list-item>
      </text:list>
      <text:h text:style-name="P20" text:outline-level="3" text:is-list-header="true"><text:bookmark text:name="toc-Subsubsection-3.1.3"/>3.1.3 Scanner </text:h>
      <text:p text:style-name="P3">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Heading_20_4" text:outline-level="4"><text:bookmark text:name="toc-Paragraph-44"/>Basic steps </text:h>
      <text:p text:style-name="P2"><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282482303" text:style-name="L6">
        <text:list-item>
          <text:p text:style-name="P6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65"><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9" text:outline-level="3" text:is-list-header="true"><text:bookmark text:name="toc-Subsubsection-3.1.4"/>3.1.4 Webcam </text:h>
      <text:p text:style-name="P5"><text:span text:style-name="T1">Most likely your webcam video will work in MX Linux. If not,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9" text:outline-level="3"><text:bookmark text:name="toc-Subsubsection-3.1.5"/>3.1.5 Storage </text:h>
      <text:p text:style-name="P6">Disk drives (such as SCSI, SATA and SSD), cameras, USB drives, phones, etc. – these are all different forms of storage. </text:p>
      <text:h text:style-name="Heading_20_4" text:outline-level="4"><text:bookmark text:name="toc-Paragraph-46"/><text:soft-page-break/>Mounting </text:h>
      <text:p text:style-name="P1">By default, storage devices that are plugged into the system mount automatically in the <text:span text:style-name="T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4"><text:span text:style-name="T4">Storage Filesystem</text:span> </text:p>
          </table:table-cell>
          <table:table-cell table:style-name="Table3.B1" office:value-type="string">
            <text:p text:style-name="P14">Permissions </text:p>
          </table:table-cell>
        </table:table-row>
        <table:table-row table:style-name="Table3.1">
          <table:table-cell table:style-name="Table3.A2" office:value-type="string">
            <text:p text:style-name="P15"><text:span text:style-name="T2">fat32</text:span> </text:p>
          </table:table-cell>
          <table:table-cell table:style-name="Table3.B2" office:value-type="string">
            <text:p text:style-name="P15">None. </text:p>
          </table:table-cell>
        </table:table-row>
        <table:table-row table:style-name="Table3.1">
          <table:table-cell table:style-name="Table3.A2" office:value-type="string">
            <text:p text:style-name="P15"><text:span text:style-name="T2">ntfs</text:span> </text:p>
          </table:table-cell>
          <table:table-cell table:style-name="Table3.B2" office:value-type="string">
            <text:p text:style-name="P15">By default, permissions/ownerships are granted to the user that mounts the device. </text:p>
          </table:table-cell>
        </table:table-row>
        <table:table-row table:style-name="Table3.1">
          <table:table-cell table:style-name="Table3.A2" office:value-type="string">
            <text:p text:style-name="P17">ext2, ext4, and most Linux </text:p>
            <text:p text:style-name="P17">fileystems </text:p>
          </table:table-cell>
          <table:table-cell table:style-name="Table3.B2" office:value-type="string">
            <text:p text:style-name="P15">Mounted by default with ownership <text:span text:style-name="T2">set to Root</text:span>. Permission adjustment: see Section 7.3. </text:p>
          </table:table-cell>
        </table:table-row>
      </table:table>
      <text:h text:style-name="Heading_20_4" text:outline-level="4"><text:bookmark text:name="toc-Paragraph-48"/>SSDs </text:h>
      <text:p text:style-name="P2"><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9" text:outline-level="3"><text:bookmark text:name="toc-Subsubsection-3.1.6"/><text:soft-page-break/>3.1.6 Bluetooth devices </text:h>
      <text:p text:style-name="P6"><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5">Figure 3-4: the Devices window of Bluetooth Manager, showing devices detected.</text:span> </text:p>
      <text:p text:style-name="P1">External bluetooth devices such as a keyboard, speaker, mouse, etc. will normally work automatically. If not, follow these steps: </text:p>
      <text:list xml:id="list960490567" text:style-name="L7">
        <text:list-item>
          <text:p text:style-name="P28">Click Start menu &gt; Settings &gt; Bluetooth Manager (or: right-click the Bluetooth icon in the Notification Area &gt; Devices) </text:p>
        </text:list-item>
        <text:list-item>
          <text:p text:style-name="P28">Check that your adaptor is enabled and it is visible by clicking Start menu &gt; Settings &gt; Bluetooth Adapters </text:p>
        </text:list-item>
        <text:list-item>
          <text:p text:style-name="P28">Make sure the device you want is visible; in Bluetooth Manager click Adapter &gt; Preferences and select your visibility setting. </text:p>
        </text:list-item>
        <text:list-item>
          <text:p text:style-name="P28">If the device you want in the Devices window, select it and then click Setup. </text:p>
        </text:list-item>
        <text:list-item>
          <text:p text:style-name="P28">If not, click the Search button, and press Connect on the line for the device to initiate pairing. </text:p>
        </text:list-item>
        <text:list-item>
          <text:p text:style-name="P28">For a phone, you will likely have to confirm the pairing number on both device and desktop. </text:p>
        </text:list-item>
        <text:list-item>
          <text:p text:style-name="P28"><text:soft-page-break/>After pairing with the Bluetooth device, the Setup dialog asks you to confirm the type of bluetooth configuration to associate with it. </text:p>
        </text:list-item>
        <text:list-item>
          <text:p text:style-name="P29">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843793826" text:style-name="L8">
        <text:list-item>
          <text:p text:style-name="P30">Install <text:span text:style-name="T2">obex-data-server </text:span>from the repos.</text:p>
          <text:list>
            <text:list-item>
              <text:p text:style-name="P30">It will bring in libopenobex2 with it. </text:p>
            </text:list-item>
            <text:list-item>
              <text:p text:style-name="P30">In rare cases, the obex-data-server package may block Bluetooth mouse or keyboard usage. </text:p>
            </text:list-item>
          </text:list>
        </text:list-item>
        <text:list-item>
          <text:p text:style-name="P30">Confirm that the phone and desktop both have bluetooth enabled and are visible. </text:p>
        </text:list-item>
        <text:list-item>
          <text:p text:style-name="P30">Send file</text:p>
          <text:list>
            <text:list-item>
              <text:p text:style-name="P30">From the MX Linux desktop: right-click the Bluetooth icon in the Notification Area &gt; Send file (or use Bluetooth Manager) </text:p>
            </text:list-item>
            <text:list-item>
              <text:p text:style-name="P30">From the phone: follow the appropriate instructions for your device. </text:p>
            </text:list-item>
          </text:list>
        </text:list-item>
        <text:list-item>
          <text:p text:style-name="P30">Keep your eye on the receiving device to confirm acceptance of the object being transferred. </text:p>
        </text:list-item>
      </text:list>
      <text:p text:style-name="P5"><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186616486" text:style-name="L9">
        <text:list-item>
          <text:p text:style-name="P66"><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66"><text:a xlink:type="simple" xlink:href="https://wiki.archlinux.org/index.php/Blueman" text:style-name="Internet_20_link" text:visited-style-name="Visited_20_Internet_20_Link"><text:span text:style-name="T1">Arch Wiki</text:span></text:a><text:span text:style-name="T1"> </text:span></text:p>
        </text:list-item>
        <text:list-item>
          <text:p text:style-name="P66"><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00" text:outline-level="2" text:is-list-header="true"><text:bookmark text:name="toc-Subsection-3.2"/>3.2 Basic MX Tools </text:h>
      <text:p text:style-name="P8"><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2"><text:soft-page-break/><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7.1665in" svg:height="6.2709in" draw:z-index="8"><draw:image xlink:href="../grafix/MXT_live.png" xlink:type="simple" xlink:show="embed" xlink:actuate="onLoad" loext:mime-type="image/png"/><svg:title>figure grafix/MXT_live.png</svg:title></draw:frame><text:s/></text:p>
      <text:p text:style-name="Caption"><text:span text:style-name="T5">Figure 3-5: MX Tools dashboard (running Live)</text:span> </text:p>
      <text:p text:style-name="P1">A number of applications have been developed specifically for MX Linux, adapted or brought over from antiX, or adapted from outside sources to save the user effort with important tasks often involving unintuitive steps. (Advanced “Live” tools are treated in Section 6.6) </text:p>
      <text:h text:style-name="P19" text:outline-level="3"><text:bookmark text:name="toc-Subsubsection-3.2.1"/><text:soft-page-break/>3.2.1 AMD/ATI and Nvidia driver installers </text:h>
      <text:p text:style-name="P6">These graphics driver installer vastly simplify an important procedure: to install a proprietary graphic driver. There are separate icons for AMD/ATI and Nvidia on the MX Tools dashboard, but they are using much of the same underlying code (<text:span text:style-name="T4">ddm-mx</text:span>) so are treated here together. Clicking on the appropriate icon brings up a terminal, and all the user need do in most cases is accept the default. </text:p>
      <text:p text:style-name="P1"><draw:frame draw:style-name="fr1" draw:name="Image46" text:anchor-type="as-char" svg:width="7.6457in" svg:height="5.3437in" draw:z-index="9"><draw:image xlink:href="../grafix/ddm-mx.jpg" xlink:type="simple" xlink:show="embed" xlink:actuate="onLoad" loext:mime-type="image/jpeg"/><svg:title>figure grafix/ddm-mx.jpg</svg:title></draw:frame><text:s/></text:p>
      <text:p text:style-name="Caption"><text:span text:style-name="T5">Figure 3-6: MX Nvidia driver installer finding no need to continue</text:span> </text:p>
      <text:p text:style-name="P2"><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20" text:outline-level="3"><text:bookmark text:name="toc-Subsubsection-3.2.2"/>3.2.2 Apt-notifier </text:h>
      <text:p text:style-name="P3">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5.8752in" svg:height="4in" draw:z-index="10"><draw:image xlink:href="../grafix/mx_apt_notifier.png" xlink:type="simple" xlink:show="embed" xlink:actuate="onLoad" loext:mime-type="image/png"/><svg:title>figure grafix/mx_apt_notifier.png</svg:title></draw:frame><text:s/></text:p>
      <text:p text:style-name="Caption"><text:span text:style-name="T5">Figure 3-7: View and upgrade screen from Apt-notifier</text:span> </text:p>
      <text:p text:style-name="P2"><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20" text:outline-level="3"><text:bookmark text:name="toc-Subsubsection-3.2.3"/>3.2.3 Boot repair </text:h>
      <text:p text:style-name="P10"><text:span text:style-name="T11">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4.8335in" svg:height="3.2811in" draw:z-index="11"><draw:image xlink:href="../grafix/MX%20Boot%20Repair.png" xlink:type="simple" xlink:show="embed" xlink:actuate="onLoad" loext:mime-type="image/png"/><svg:title>figure grafix/MX Boot Repair.png</svg:title></draw:frame><text:s/></text:p>
      <text:p text:style-name="Caption"><text:span text:style-name="T5">Figure 3-8: Boot Repair main screen</text:span> </text:p>
      <text:p text:style-name="P2"><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20" text:outline-level="3"><text:bookmark text:name="toc-Subsubsection-3.2.4"/>3.2.4 Network Assistant </text:h>
      <text:p text:style-name="P3"><draw:frame draw:style-name="fr1" draw:name="Image49" text:anchor-type="as-char" svg:width="0.6772in" svg:height="0.552in" draw:z-index="12"><draw:image xlink:href="../grafix/video_camera_rf.png" xlink:type="simple" xlink:show="embed" xlink:actuate="onLoad" loext:mime-type="image/png"/><svg:title>figure grafix/video_camera_rf.png</svg:title></draw:frame><text:s/>MX Network Assistant </text:p>
      <text:p text:style-name="P1">Broadcom chipsets are often difficult to set up, and this application renders the process much easier by detecting hardware and permitting Linux and Windows drivers to be added, removed, and blacklisted. It provides good general network tools as well on the “Net diagnosis” tab. </text:p>
      <text:p text:style-name="P1"><text:soft-page-break/><draw:frame draw:style-name="fr1" draw:name="Image50" text:anchor-type="as-char" svg:width="5.8335in" svg:height="4.5937in" draw:z-index="13"><draw:image xlink:href="../grafix/mxbroadcom.png" xlink:type="simple" xlink:show="embed" xlink:actuate="onLoad" loext:mime-type="image/png"/><svg:title>figure grafix/mxbroadcom.png</svg:title></draw:frame><text:s/></text:p>
      <text:p text:style-name="P1"><text:span text:style-name="T5">Figure 3-9: Network Assistant detecting wireless </text:span><text:span text:style-name="T8">and</text:span><text:span text:style-name="T5"> wired hardware</text:span> </text:p>
      <text:p text:style-name="P2"><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20" text:outline-level="3"><text:bookmark text:name="toc-Subsubsection-3.2.5"/>3.2.5 Check Apt GPG </text:h>
      <text:p text:style-name="P3">Apt (Apt-get) includes package authentication in order to improve security. You can still install non-authenticated packages, but you will run into an error: The following signatures couldn’t be verified because the public key is not available. This helpful utility saves carrying out the many steps necessary to obtain that key. </text:p>
      <text:p text:style-name="P1"><text:soft-page-break/><draw:frame draw:style-name="fr1" draw:name="Image51" text:anchor-type="as-char" svg:width="7.0311in" svg:height="3.8752in" draw:z-index="14"><draw:image xlink:href="../grafix/Check%20Apt%20GPG.png" xlink:type="simple" xlink:show="embed" xlink:actuate="onLoad" loext:mime-type="image/png"/><svg:title>figure grafix/Check Apt GPG.png</svg:title></draw:frame><text:s/></text:p>
      <text:p text:style-name="Caption"><text:span text:style-name="T5">Figure 3-10: Results of checking repo public keys with Check Apt GPG</text:span> </text:p>
      <text:p text:style-name="P2"><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20" text:outline-level="3"><text:bookmark text:name="toc-Subsubsection-3.2.6"/>3.2.6 Codecs Downloader </text:h>
      <text:p text:style-name="P3">A codec is a piece of software that enables encoding/decoding a digital data stream or signal. Most codecs will be installed in MX Linux by multimedia applications such as VLC, but some are restricted. This tool allows easy installation of certain restricted codecs while transferring the responsibility to the user. </text:p>
      <text:p text:style-name="P1"><text:soft-page-break/><draw:frame draw:style-name="fr1" draw:name="Image52" text:anchor-type="as-char" svg:width="5.4791in" svg:height="3.4374in" draw:z-index="15"><draw:image xlink:href="../grafix/Codecs%20Installer.png" xlink:type="simple" xlink:show="embed" xlink:actuate="onLoad" loext:mime-type="image/png"/><svg:title>figure grafix/Codecs Installer.png</svg:title></draw:frame><text:s/></text:p>
      <text:p text:style-name="Caption"><text:span text:style-name="T5">Figure 3-11 Codecs installer main screen</text:span> </text:p>
      <text:p text:style-name="P2"><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20" text:outline-level="3"><text:bookmark text:name="toc-Subsubsection-3.2.7"/>3.2.7 Compton Manager </text:h>
      <text:p text:style-name="P3"><draw:frame draw:style-name="fr1" draw:name="Image53" text:anchor-type="as-char" svg:width="0.6772in" svg:height="0.552in" draw:z-index="16"><draw:image xlink:href="../grafix/video_camera_rf.png" xlink:type="simple" xlink:show="embed" xlink:actuate="onLoad" loext:mime-type="image/png"/><svg:title>figure grafix/video_camera_rf.png</svg:title></draw:frame><text:s/>MX Compton Manager </text:p>
      <text:p text:style-name="P3">MX Compton Manager gives you an easy way to start, stop, and configure the compton compositor to eliminate video tearing. </text:p>
      <text:p text:style-name="P1"><text:soft-page-break/><draw:frame draw:style-name="fr1" draw:name="Image54" text:anchor-type="as-char" svg:width="4.3335in" svg:height="3.0417in" draw:z-index="17"><draw:image xlink:href="../grafix/compton.png" xlink:type="simple" xlink:show="embed" xlink:actuate="onLoad" loext:mime-type="image/png"/><svg:title>figure grafix/compton.png</svg:title></draw:frame><text:s/></text:p>
      <text:p text:style-name="Caption">Figure 3-12: main dashboard </text:p>
      <text:p text:style-name="P2"><text:span text:style-name="T1">HELP: </text:span><text:a xlink:type="simple" xlink:href="https://mxlinux.org/wiki/help-files/help-compton-manager" text:style-name="Internet_20_link" text:visited-style-name="Visited_20_Internet_20_Link"><text:span text:style-name="T1">here.</text:span></text:a><text:span text:style-name="T1"> </text:span></text:p>
      <text:h text:style-name="P20" text:outline-level="3"><text:bookmark text:name="toc-Subsubsection-3.2.8"/>3.2.8 Debian Backports Installer </text:h>
      <text:p text:style-name="P3">This tool has been incorporated into Package Installer for MX-16.1. </text:p>
      <text:h text:style-name="P20" text:outline-level="3"><text:bookmark text:name="toc-Subsubsection-3.2.9"/>3.2.9 Default Look </text:h>
      <text:p text:style-name="P3">On the Welcome screen and available through MX Tools, this little application allows you to quickly select the default theme you want to use as well as to decide how you want the panel oriented. It also offers quick links to related Xfce settings. </text:p>
      <text:p text:style-name="P1"><text:soft-page-break/><draw:frame draw:style-name="fr1" draw:name="Image55" text:anchor-type="as-char" svg:width="6.1665in" svg:height="3.7291in" draw:z-index="18"><draw:image xlink:href="../grafix/defaultlook.png" xlink:type="simple" xlink:show="embed" xlink:actuate="onLoad" loext:mime-type="image/png"/><svg:title>figure grafix/defaultlook.png</svg:title></draw:frame><text:s/></text:p>
      <text:p text:style-name="Caption"><text:span text:style-name="T5">Figure 3-13: ready to select the vertical panel orientation</text:span> </text:p>
      <text:p text:style-name="P2"><text:span text:style-name="T1">HELP: </text:span><text:a xlink:type="simple" xlink:href="https://mxlinux.org/wiki/help-files/help-mx-default-look" text:style-name="Internet_20_link" text:visited-style-name="Visited_20_Internet_20_Link"><text:span text:style-name="T1">here</text:span></text:a><text:span text:style-name="T1">. </text:span></text:p>
      <text:h text:style-name="P20" text:outline-level="3"><text:bookmark text:name="toc-Subsubsection-3.2.10"/>3.2.10 Find Network Shares </text:h>
      <text:p text:style-name="P3">This utility has been removed with the point release MX 16.1 because of licensing concerns. </text:p>
      <text:h text:style-name="P20" text:outline-level="3"><text:bookmark text:name="toc-Subsubsection-3.2.11"/>3.2.11 Flash Manager </text:h>
      <text:p text:style-name="P3">This utility has been removed with the point release MX-16.1 because Adobe® Flash® Player is now installed by default. </text:p>
      <text:h text:style-name="P20" text:outline-level="3"><text:bookmark text:name="toc-Subsubsection-3.2.12"/>3.2.12 Live-usb Maker </text:h>
      <text:p text:style-name="P3">This straightforward tool allows you to create quickly a live-usb starting from an iso file, a live -cd/dvd or an existing live-usb or even a running live system. </text:p>
      <text:p text:style-name="P1"><text:soft-page-break/><draw:frame draw:style-name="fr1" draw:name="Image56" text:anchor-type="as-char" svg:width="3.8228in" svg:height="1.552in" draw:z-index="19"><draw:image xlink:href="../grafix/LiveUSBMaker.png" xlink:type="simple" xlink:show="embed" xlink:actuate="onLoad" loext:mime-type="image/png"/><svg:title>figure grafix/LiveUSBMaker.png</svg:title></draw:frame><text:s/></text:p>
      <text:p text:style-name="Caption"><text:span text:style-name="T5">Figure 3-14: Live USB Maker</text:span> </text:p>
      <text:p text:style-name="P2"><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0" text:outline-level="3"><text:bookmark text:name="toc-Subsubsection-3.2.13"/>3.2.13 Menu Editor </text:h>
      <text:p text:style-name="P3"><draw:frame draw:style-name="fr1" draw:name="Image57" text:anchor-type="as-char" svg:width="0.6772in" svg:height="0.552in" draw:z-index="20"><draw:image xlink:href="../grafix/video_camera_rf.png" xlink:type="simple" xlink:show="embed" xlink:actuate="onLoad" loext:mime-type="image/png"/><svg:title>figure grafix/video_camera_rf.png</svg:title></draw:frame><text:s/>MX Menu Editor </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 draw:name="Image58" text:anchor-type="as-char" svg:width="4.7083in" svg:height="3.3752in" draw:z-index="21"><draw:image xlink:href="../grafix/MX%20Menu%20Editor.png" xlink:type="simple" xlink:show="embed" xlink:actuate="onLoad" loext:mime-type="image/png"/><svg:title>figure grafix/MX Menu Editor.png</svg:title></draw:frame><text:s/></text:p>
      <text:p text:style-name="Caption">Figure 3-15: Menu Editor with the category Multimedia expanded </text:p>
      <text:p text:style-name="P1"><text:soft-page-break/>Note: the MX Menu Editor can be easily accessed through the context menu of the Whisker icon in the lower left corner. </text:p>
      <text:p text:style-name="P2"><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20" text:outline-level="3"><text:bookmark text:name="toc-Subsubsection-3.2.14"/>3.2.14 Package Installer </text:h>
      <text:p text:style-name="P3"><draw:frame draw:style-name="fr1" draw:name="Image59" text:anchor-type="as-char" svg:width="0.6772in" svg:height="0.552in" draw:z-index="22"><draw:image xlink:href="../grafix/video_camera_rf.png" xlink:type="simple" xlink:show="embed" xlink:actuate="onLoad" loext:mime-type="image/png"/><svg:title>figure grafix/video_camera_rf.png</svg:title></draw:frame><text:s/>Install Apps with MX Package Installer </text:p>
      <text:p text:style-name="P2"><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1"><draw:frame draw:style-name="fr1" draw:name="Image60" text:anchor-type="as-char" svg:width="7.3854in" svg:height="4.3854in" draw:z-index="23"><draw:image xlink:href="../grafix/MX%20Package%20Installer.png" xlink:type="simple" xlink:show="embed" xlink:actuate="onLoad" loext:mime-type="image/png"/><svg:title>figure grafix/MX Package Installer.png</svg:title></draw:frame><text:s/></text:p>
      <text:p text:style-name="Caption"><text:span text:style-name="T5">Figure 3-16: Package Installer, showing original and new tabs</text:span> </text:p>
      <text:p text:style-name="P1">If you would like to suggest changes in the Popular Applications list, please post on the MX Forum. </text:p>
      <text:p text:style-name="P2"><text:soft-page-break/><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20" text:outline-level="3"><text:bookmark text:name="toc-Subsubsection-3.2.15"/>3.2.15 Panel Orientation </text:h>
      <text:p text:style-name="P3">This tool <text:span text:style-name="T17">was</text:span> incorporated into Default Look with the point release MX 16.1, <text:span text:style-name="T17">and has been moved to a new app MX Tweak</text:span>. </text:p>
      <text:h text:style-name="P20" text:outline-level="3"><text:bookmark text:name="toc-Subsubsection-3.2.16"/>3.2.16 Repo Manager </text:h>
      <text:p text:style-name="P3">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switching of repos, saving a lot of time and effort. </text:p>
      <text:p text:style-name="P1">Starting with the point release MX-16.1, it also provides a button that will test all repos (MX or Debian) and select the fastest. </text:p>
      <text:p text:style-name="P1"><draw:frame draw:style-name="fr1" draw:name="Image61" text:anchor-type="as-char" svg:width="7.4898in" svg:height="4.6874in" draw:z-index="24"><draw:image xlink:href="../grafix/MX%20Repo%20Manager.png" xlink:type="simple" xlink:show="embed" xlink:actuate="onLoad" loext:mime-type="image/png"/><svg:title>figure grafix/MX Repo Manager.png</svg:title></draw:frame><text:s/></text:p>
      <text:p text:style-name="Caption"><text:span text:style-name="T5">Figure 3-17: Choosing a repository to use in Repo Manager</text:span> </text:p>
      <text:p text:style-name="P2"><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20" text:outline-level="3"><text:bookmark text:name="toc-Subsubsection-3.2.17"/><text:soft-page-break/>3.2.17 Sound Card </text:h>
      <text:p text:style-name="P3">Computers frequently have more than one sound card available. In a common situation, for instance, a separate card may be present for HDMI output. Unless the correct sound card is identified for the system, the user will hear nothing and conclude that sound is not working. This clever little application allows the user to select which sound card should be used by the system, whether in a particular instance or in general. </text:p>
      <text:p text:style-name="P1"><draw:frame draw:style-name="fr1" draw:name="Image62" text:anchor-type="as-char" svg:width="6.552in" svg:height="3.0209in" draw:z-index="25"><draw:image xlink:href="../grafix/soundcardselect.png" xlink:type="simple" xlink:show="embed" xlink:actuate="onLoad" loext:mime-type="image/png"/><svg:title>figure grafix/soundcardselect.png</svg:title></draw:frame><text:s/></text:p>
      <text:p text:style-name="Caption"><text:span text:style-name="T5">Figure 3-18: Making the selection in Sound Card</text:span> </text:p>
      <text:p text:style-name="P2"><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0" text:outline-level="3"><text:bookmark text:name="toc-Subsubsection-3.2.18"/>3.2.18 System Sounds </text:h>
      <text:p text:style-name="P3">This little tool gathers into a single location the various actions and choices involved in setting up system sounds such as login/logout, actions, etc. </text:p>
      <text:p text:style-name="P1"><text:soft-page-break/><draw:frame draw:style-name="fr1" draw:name="Image63" text:anchor-type="as-char" svg:width="5.2917in" svg:height="3.4791in" draw:z-index="26"><draw:image xlink:href="../grafix/mx_system_sounds.png" xlink:type="simple" xlink:show="embed" xlink:actuate="onLoad" loext:mime-type="image/png"/><svg:title>figure grafix/mx_system_sounds.png</svg:title></draw:frame><text:s/></text:p>
      <text:p text:style-name="Caption"><text:span text:style-name="T5">Figure 3-19: Setting up login and logout sounds in System Sounds</text:span> </text:p>
      <text:p text:style-name="P2"><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20" text:outline-level="3"><text:bookmark text:name="toc-Subsubsection-3.2.19"/>3.2.19 Test Repo Installer </text:h>
      <text:p text:style-name="P3">This tool has been incorporated into Package Installer with the point release MX 16.1. </text:p>
      <text:h text:style-name="P20" text:outline-level="3"><text:bookmark text:name="toc-Subsubsection-3.2.20"/>3.2.20 USB Unmounter </text:h>
      <text:p text:style-name="P3">This tool <draw:frame draw:style-name="fr1" draw:name="Image64" text:anchor-type="as-char" svg:width="0.3854in" svg:height="0.3957in" draw:z-index="27"><draw:image xlink:href="../grafix/Unmount_Tool.png" xlink:type="simple" xlink:show="embed" xlink:actuate="onLoad" loext:mime-type="image/png"/><svg:title>figure grafix/Unmount_Tool.png</svg:title></draw:frame><text:s/>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8"><draw:image xlink:href="../grafix/unmount_area.png" xlink:type="simple" xlink:show="embed" xlink:actuate="onLoad" loext:mime-type="image/png"/><svg:title>figure grafix/unmount_area.png</svg:title></draw:frame><text:s/></text:p>
      <text:p text:style-name="Caption"><text:span text:style-name="T5">Figure 3-20: USB Unmounter with a device highlighted for unmounting</text:span> </text:p>
      <text:p text:style-name="P2"><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9" text:outline-level="3"><text:bookmark text:name="toc-Subsubsection-3.2.21"/><text:soft-page-break/>3.2.21 User Manager </text:h>
      <text:p text:style-name="P6">Everything in Linux runs under a specific user, and each user’s permissions govern whether and how it runs. The superuser (“<text:span text:style-name="T2">root</text:span>”) can create users, give them specific passwords, restrict what they can do, etc. Moreover, each user belongs to one or more groups. This application aids in adding, editing, removing users and groups in your system. </text:p>
      <text:p text:style-name="P1"><draw:frame draw:style-name="fr2" draw:name="Image66" text:anchor-type="as-char" svg:width="6.9252in" style:rel-width="100%" svg:height="5.1839in" style:rel-height="55%" draw:z-index="29"><draw:image xlink:href="../grafix/usermanager.png" xlink:type="simple" xlink:show="embed" xlink:actuate="onLoad" loext:mime-type="image/png"/><svg:title>figure grafix/usermanager.png</svg:title></draw:frame><text:s/></text:p>
      <text:p text:style-name="Caption"><text:span text:style-name="T5">Figure 3-21: User Manager, </text:span><text:span text:style-name="T6">A</text:span><text:span text:style-name="T5">dministration tab</text:span> </text:p>
      <text:p text:style-name="P2"><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01" text:outline-level="2"><text:bookmark text:name="toc-Subsection-3.3"/>3.3 Display </text:h>
      <text:h text:style-name="P21" text:outline-level="3"><text:bookmark text:name="toc-Subsubsection-3.3.1"/>3.3.1 Resolution </text:h>
      <text:p text:style-name="P3">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65922377" text:style-name="L10">
        <text:list-item>
          <text:p text:style-name="P82"><text:soft-page-break/>Click Start Menu &gt; Settings &gt; Display. Use the pull-down menus to set the correct values for the monitor you want to adjust. </text:p>
        </text:list-item>
        <text:list-item>
          <text:p text:style-name="P82">For Nvidia cards, you can install the package nvidia-settings that will give you a graphic tool that you can use to alter settings as root with the command: nvidia-settings </text:p>
        </text:list-item>
        <text:list-item>
          <text:p text:style-name="P82">In difficult situations, it is possible to manually alter the configuration file /etc/X11/xorg.conf. Always back up the file before you change it, and check the Forum for help about the use of that file. </text:p>
        </text:list-item>
      </text:list>
      <text:h text:style-name="P20" text:outline-level="3" text:is-list-header="true"><text:bookmark text:name="toc-Subsubsection-3.3.2"/>3.3.2 Graphic drivers </text:h>
      <text:p text:style-name="P3">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918071660" text:style-name="L11">
        <text:list-item>
          <text:p text:style-name="P31">For most <text:span text:style-name="T2">Nvidia</text:span> and <text:span text:style-name="T2">AMD/AT</text:span>I cards, by far the easiest method is to use the installers accessible from the MX Tools dashboard (see Section 3.2.1).</text:p>
          <text:list>
            <text:list-item>
              <text:p text:style-name="P31">Some older or less common video cards require drivers (such as openchrome, mach64 &amp; fbdev) that are only easily installable with sgfxi (Section 6.5.3). </text:p>
            </text:list-item>
            <text:list-item>
              <text:p text:style-name="P67"><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31">It is also possible, but more complicated, to download directly from the manufacturer. This method will require you to select and download the correct driver for your system; for system info, open a terminal and enter: <text:span text:style-name="T4">lspci | grep VGA</text:span>.</text:p>
          <text:p text:style-name="P89">Here are driver websites for the three most popular brands (do a web search on “&lt;brandname&gt; linux driver” for others): </text:p>
          <text:list>
            <text:list-item>
              <text:p text:style-name="P67"><text:a xlink:type="simple" xlink:href="http://www.nvidia.com/Download/index.aspx" text:style-name="Internet_20_link" text:visited-style-name="Visited_20_Internet_20_Link"><text:span text:style-name="T1">Nvidia</text:span></text:a><text:span text:style-name="T1"> </text:span></text:p>
            </text:list-item>
            <text:list-item>
              <text:p text:style-name="P67"><text:a xlink:type="simple" xlink:href="http://support.amd.com/" text:style-name="Internet_20_link" text:visited-style-name="Visited_20_Internet_20_Link"><text:span text:style-name="T1">ATI</text:span></text:a><text:span text:style-name="T1"> </text:span></text:p>
            </text:list-item>
            <text:list-item>
              <text:p text:style-name="P67"><text:a xlink:type="simple" xlink:href="https://01.org/linuxgraphics/downloads" text:style-name="Internet_20_link" text:visited-style-name="Visited_20_Internet_20_Link"><text:span text:style-name="T1">Intel</text:span></text:a><text:span text:style-name="T1"> </text:span></text:p>
            </text:list-item>
          </text:list>
          <text:p text:style-name="P67"><text:span text:style-name="T1">Intel drivers </text:span><text:span text:style-name="T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Nvidia and ATI drivers are easily installed: </text:span></text:p>
          <text:list text:continue-numbering="true">
            <text:list-item>
              <text:p text:style-name="P31"><text:soft-page-break/>Navigate in Thunar to the folder where the driver was downloaded </text:p>
            </text:list-item>
            <text:list-item>
              <text:p text:style-name="P31">Right-click the file, select the Permissions tab, check Is <text:span text:style-name="T2">executable</text:span> </text:p>
            </text:list-item>
            <text:list-item>
              <text:p text:style-name="P31">Press CTRL-ALT-F1 to exit X (the graphical environment) and get to a terminal prompt </text:p>
            </text:list-item>
            <text:list-item>
              <text:p text:style-name="P31">Log in as root </text:p>
            </text:list-item>
            <text:list-item>
              <text:p text:style-name="P31">Type: <text:span text:style-name="T4">service lightdm stop </text:span></text:p>
            </text:list-item>
            <text:list-item>
              <text:p text:style-name="P31">Type: <text:span text:style-name="T4">sh &lt;filename&gt;.run</text:span> (make sure to use the actual name of the file) </text:p>
            </text:list-item>
            <text:list-item>
              <text:p text:style-name="P31">Allow the NVIDIA driver to turn off the nouveau kernel </text:p>
            </text:list-item>
            <text:list-item>
              <text:p text:style-name="P31">When it finishes, type: <text:span text:style-name="T4">service lightdm start</text:span> to start lightdm and xorg again. </text:p>
            </text:list-item>
          </text:list>
        </text:list-item>
        <text:list-item>
          <text:p text:style-name="P67"><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89"> dpkg -l | grep $(dpkg -l libgl1-mesa-dri | awk ’{print $3}’ | tail -1) | awk ’{print $2}’ | xargs sudo apt-get install --force-yes -y </text:p>
        </text:list-item>
      </text:list>
      <text:h text:style-name="Heading_20_4" text:outline-level="4"><text:bookmark text:name="toc-Paragraph-50"/>Basic adjustment </text:h>
      <text:list xml:id="list3313245859" text:style-name="L12">
        <text:list-item>
          <text:p text:style-name="P32">Click <text:span text:style-name="T2">Start Menu &gt; All Settings &gt; Appearance</text:span>, Fonts tab </text:p>
        </text:list-item>
        <text:list-item>
          <text:p text:style-name="P32">Click on the pull-down menu to see the list of fonts and point sizes </text:p>
        </text:list-item>
        <text:list-item>
          <text:p text:style-name="P32">Select the one you want, and click OK </text:p>
        </text:list-item>
      </text:list>
      <text:p text:style-name="P6"><text:soft-page-break/><draw:frame draw:style-name="fr1" draw:name="Image67" text:anchor-type="as-char" svg:width="2.3752in" svg:height="3.7189in" draw:z-index="30"><draw:image xlink:href="../grafix/Fonts.png" xlink:type="simple" xlink:show="embed" xlink:actuate="onLoad" loext:mime-type="image/png"/><svg:title>figure grafix/Fonts.png</svg:title></draw:frame><text:s/></text:p>
      <text:p text:style-name="Caption"><text:span text:style-name="T5">Figure 3-22: Changing font details in All Settings</text:span> </text:p>
      <text:h text:style-name="Heading_20_4" text:outline-level="4"><text:bookmark text:name="toc-Paragraph-51"/>Advanced adjustments </text:h>
      <text:list xml:id="list4216142975" text:style-name="L13">
        <text:list-item>
          <text:p text:style-name="P33">A number of options are available by running in a root terminal: <text:span text:style-name="T5">dpkg-reconfigure fontconfig-config</text:span> </text:p>
        </text:list-item>
        <text:list-item>
          <text:p text:style-name="P33">Firefox: click Edit &gt; Preferences &gt; Content, and make any desired changes. </text:p>
        </text:list-item>
        <text:list-item>
          <text:p text:style-name="P68"><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2963150829" text:style-name="L14">
        <text:list-item>
          <text:p text:style-name="P96">Click <text:span text:style-name="T2">Start Menu &gt; System &gt; Synaptic Package Manager</text:span>. </text:p>
        </text:list-item>
        <text:list-item>
          <text:p text:style-name="P96">Use the search function for fonts. </text:p>
        </text:list-item>
        <text:list-item>
          <text:p text:style-name="P96">Select and download the ones you want. The Microsoft core fonts package <text:span text:style-name="T2">ttf-mscorefonts-installer</text:span> provides easy installation of the Microsoft True Type Core Fonts for use with websites and MS applications that run under Wine. </text:p>
        </text:list-item>
        <text:list-item>
          <text:p text:style-name="P96">Extract if necessary, then copy as root (easiest in a root Thunar) the font folder to <text:span text:style-name="T2">/usr/share/fonts/</text:span>. </text:p>
        </text:list-item>
        <text:list-item>
          <text:p text:style-name="P96"><text:soft-page-break/>Your new fonts should be available in the pull-down menu in All Settings &gt; Appearance, Fonts tab. </text:p>
        </text:list-item>
      </text:list>
      <text:h text:style-name="P20" text:outline-level="3" text:is-list-header="true"><text:bookmark text:name="toc-Subsubsection-3.3.3"/>3.3.3 Dual monitors </text:h>
      <text:p text:style-name="P3">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2"><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1" draw:name="Image68" text:anchor-type="as-char" svg:width="4.6457in" svg:height="3.1354in" draw:z-index="31"><draw:image xlink:href="../grafix/display.png" xlink:type="simple" xlink:show="embed" xlink:actuate="onLoad" loext:mime-type="image/png"/><svg:title>figure grafix/display.png</svg:title></draw:frame><text:s/></text:p>
      <text:p text:style-name="Caption"><text:span text:style-name="T5">Figure 3-23: Selecting display values in All Settings &gt; Display</text:span> </text:p>
      <text:h text:style-name="P20" text:outline-level="3"><text:bookmark text:name="toc-Subsubsection-3.3.4"/>3.3.4 Power management </text:h>
      <text:p text:style-name="P3">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18">the default settings; they were extensively tested during development to find the most stable configuration.</text:span></text:p>
      <text:h text:style-name="P102" text:outline-level="2"><text:bookmark text:name="toc-Subsection-3.4"/><text:soft-page-break/>3.4 Network </text:h>
      <text:p text:style-name="P3">Internet connections are handled by Network Manager; click the applet in the Notification Area to see status, connect and explore options. </text:p>
      <text:p text:style-name="P1">Right-click the applet &gt; Edit Connections to open up a Settings box with five tabs. </text:p>
      <text:list xml:id="list2322847419" text:style-name="L15">
        <text:list-item>
          <text:p text:style-name="P34">Wired. In most situations this requires no attention; highlight and click the Edit button for special setups. </text:p>
        </text:list-item>
        <text:list-item>
          <text:p text:style-name="P34">Wireless </text:p>
          <text:list>
            <text:list-item>
              <text:p text:style-name="P34">Network Manager will usually automatically detect your network card and use it to find available access points. In some situations, the command-line tool Ceni in the repos may be helpful. </text:p>
            </text:list-item>
            <text:list-item>
              <text:p text:style-name="P34">For details, see Section 3.4.2 below. </text:p>
            </text:list-item>
          </text:list>
        </text:list-item>
        <text:list-item>
          <text:p text:style-name="P34">Mobile Broadband. This tab allows you to use a 3G/4G mobile device for access to the web. Click the Add button to set up. </text:p>
        </text:list-item>
        <text:list-item>
          <text:p text:style-name="P69"><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34">DSL. Click the Add button to set up. </text:p>
        </text:list-item>
      </text:list>
      <text:p text:style-name="P6"><draw:frame draw:style-name="fr1" draw:name="Image69" text:anchor-type="as-char" svg:width="4.2189in" svg:height="3.4272in" draw:z-index="32"><draw:image xlink:href="../grafix/Network%20Connection%20s.png" xlink:type="simple" xlink:show="embed" xlink:actuate="onLoad" loext:mime-type="image/png"/><svg:title>figure grafix/Network Connection s.png</svg:title></draw:frame><text:s/></text:p>
      <text:p text:style-name="Caption"><text:soft-page-break/><text:span text:style-name="T5">Figure 3-24: Network Manager main screen</text:span> </text:p>
      <text:p text:style-name="P2"><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20" text:outline-level="3"><text:bookmark text:name="toc-Subsubsection-3.4.1"/>3.4.1 Wired access </text:h>
      <text:p text:style-name="P3">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4.1354in" svg:height="4.8957in" draw:z-index="33"><draw:image xlink:href="../grafix/Edit-Add%20DSL%20Connection.png" xlink:type="simple" xlink:show="embed" xlink:actuate="onLoad" loext:mime-type="image/png"/><svg:title>figure grafix/Edit-Add DSL Connection.png</svg:title></draw:frame><text:s/></text:p>
      <text:p text:style-name="Caption">Figure 3-25: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4"><text:span text:style-name="T4">Port</text:span> </text:p>
          </table:table-cell>
          <table:table-cell table:style-name="Table4.B1" office:value-type="string">
            <text:p text:style-name="P14"><text:span text:style-name="T4">Equivalent</text:span> </text:p>
          </table:table-cell>
        </table:table-row>
        <table:table-row table:style-name="Table4.1">
          <table:table-cell table:style-name="Table4.A2" office:value-type="string">
            <text:p text:style-name="P15"><text:span text:style-name="T2">COM 1</text:span> </text:p>
          </table:table-cell>
          <table:table-cell table:style-name="Table4.B2" office:value-type="string">
            <text:p text:style-name="P15">/dev/ttyS0 </text:p>
          </table:table-cell>
        </table:table-row>
        <table:table-row table:style-name="Table4.1">
          <table:table-cell table:style-name="Table4.A2" office:value-type="string">
            <text:p text:style-name="P15"><text:span text:style-name="T2">COM 2</text:span> </text:p>
          </table:table-cell>
          <table:table-cell table:style-name="Table4.B2" office:value-type="string">
            <text:p text:style-name="P15">/dev/ttyS1 </text:p>
          </table:table-cell>
        </table:table-row>
        <table:table-row table:style-name="Table4.1">
          <table:table-cell table:style-name="Table4.A2" office:value-type="string">
            <text:p text:style-name="P15"><text:span text:style-name="T2">COM 3</text:span> </text:p>
          </table:table-cell>
          <table:table-cell table:style-name="Table4.B2" office:value-type="string">
            <text:p text:style-name="P15">/dev/ttyS2 </text:p>
          </table:table-cell>
        </table:table-row>
        <table:table-row table:style-name="Table4.1">
          <table:table-cell table:style-name="Table4.A2" office:value-type="string">
            <text:p text:style-name="P15"><text:span text:style-name="T2">COM 4</text:span> </text:p>
          </table:table-cell>
          <table:table-cell table:style-name="Table4.B2" office:value-type="string">
            <text:p text:style-name="P15">/dev/ttyS3 </text:p>
          </table:table-cell>
        </table:table-row>
      </table:table>
      <text:h text:style-name="P20" text:outline-level="3"><text:bookmark text:name="toc-Subsubsection-3.4.2"/><text:soft-page-break/>3.4.2 Wireless access </text:h>
      <text:p text:style-name="P3">MX Linux comes preconfigured to autodetect a WiFi card, and in most cases your card will be found and set up automatically. There are two standard ways wireless can be supported in MX Linux: </text:p>
      <text:list xml:id="list3408565995" text:style-name="L16">
        <text:list-item>
          <text:p text:style-name="P83">With a native driver that comes as part of the Linux kernel (example: ipw3945 for Intel). </text:p>
        </text:list-item>
        <text:list-item>
          <text:p text:style-name="P83">With a Windows driver using the application Ndiswrapper (available from the repos), which “wraps” your Windows driver so that it can be used in a Linux system (example: bcmwl5 for some Broadcom chipsets). See below for more. </text:p>
        </text:list-item>
      </text:list>
      <text:p text:style-name="P3">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11614389" text:style-name="L17">
        <text:list-item>
          <text:p text:style-name="P35">Click on the name of the network to use it. </text:p>
          <text:list>
            <text:list-item>
              <text:p text:style-name="P35">Right-click the icon to access further options. </text:p>
            </text:list-item>
            <text:list-item>
              <text:p text:style-name="P35">When done, click OK. </text:p>
            </text:list-item>
          </text:list>
        </text:list-item>
      </text:list>
      <text:p text:style-name="P9">–<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654837379" text:style-name="L18">
        <text:list-item>
          <text:p text:style-name="P36">Find out basic information by opening a terminal and entering one at a time: </text:p>
        </text:list-item>
      </text:list>
      <text:p text:style-name="P12"><text:soft-page-break/> inxi -n</text:p>
      <text:p text:style-name="P12"> lsusb | grep -i net </text:p>
      <text:p text:style-name="P12"> lspci | grep -i net </text:p>
      <text:p text:style-name="P13">And as root: </text:p>
      <text:p text:style-name="P12">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 <text:span text:style-name="T9">Network<text:line-break/> Card-2:Qualcomm Atheros AR9462 Wireless Network Adapter driver: ath9k <text:line-break/> IF: wlan0 state: up mac: 00:21:6a:81:8c:5a </text:span></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 <text:span text:style-name="T9">Qualcomm Atheros AR9485 Wireless Network Adapter [168c:0032](rev 01) </text:span></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18042304" text:style-name="L19">
        <text:list-item>
          <text:p text:style-name="P37">Do a web search using that information. Some examples using the above lspci output.</text:p>
          <text:p text:style-name="P90"> <text:span text:style-name="T9">linux Qualcomm Atheros AR9462 </text:span></text:p>
          <text:p text:style-name="P94"> linux 168c:0032 </text:p>
          <text:p text:style-name="P94"> debian stable 0x168c 0x0034 </text:p>
          <text:list>
            <text:list-item>
              <text:p text:style-name="P37">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37"><text:soft-page-break/>Turn off the firewall, if any, until the linkage occurs between computer and router. </text:p>
            </text:list-item>
            <text:list-item>
              <text:p text:style-name="P37">Try restarting the router. </text:p>
            </text:list-item>
            <text:list-item>
              <text:p text:style-name="P70"><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37">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6">–<text:span text:style-name="T2">No wireless interface is found.</text:span> </text:p>
      <text:list xml:id="list2615409070" text:style-name="L20">
        <text:list-item>
          <text:p text:style-name="P38">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38">Look for the network entry, and note the detailed information on your specific hardware, and look for more information about that from the LinuxWireless site listed below, or ask on the Forum. </text:p>
            </text:list-item>
            <text:list-item>
              <text:p text:style-name="P38">If you have an external wifi device and no information on a network card is found, unplug the device, wait a few seconds then plug it back in. Open a terminal and enter:</text:p>
              <text:p text:style-name="P91"> dmesg | tail </text:p>
              <text:p text:style-name="P91">Examine the output for information about the device (such as the mac address) that you can use to pursue your issue on the web or the Forum. </text:p>
            </text:list-item>
            <text:list-item>
              <text:p text:style-name="P71"><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text:soft-page-break/>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2"><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2"><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492729267" text:style-name="L21">
        <text:list-item>
          <text:p text:style-name="P39">Right-click the Network Manager icon in the Notification Area &gt; Edit connections </text:p>
        </text:list-item>
        <text:list-item>
          <text:p text:style-name="P39">Click on the Wireless tab </text:p>
        </text:list-item>
        <text:list-item>
          <text:p text:style-name="P39">Highlight the name of the access point you want to connect to (for example, “linksys” or “starbucks 2345”) </text:p>
        </text:list-item>
        <text:list-item>
          <text:p text:style-name="P39">Click the Edit button and then the Wireless Security tab </text:p>
        </text:list-item>
        <text:list-item>
          <text:p text:style-name="P39">Use the pull-down menu to select the security you want (for example: WPA and WPA2 Personal) </text:p>
        </text:list-item>
        <text:list-item>
          <text:p text:style-name="P39">Enter the password and click Save. </text:p>
        </text:list-item>
      </text:list>
      <text:p text:style-name="P6"><text:soft-page-break/><draw:frame draw:style-name="fr1" draw:name="Image71" text:anchor-type="as-char" svg:width="5.2602in" svg:height="4.4063in" draw:z-index="34"><draw:image xlink:href="../grafix/Edit%20Wireless%20Security.png" xlink:type="simple" xlink:show="embed" xlink:actuate="onLoad" loext:mime-type="image/png"/><svg:title>figure grafix/Edit Wireless Security.png</svg:title></draw:frame><text:s/></text:p>
      <text:p text:style-name="Caption">Figure 3-26: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265156894" text:style-name="L22">
        <text:list-item>
          <text:p text:style-name="P72"><text:a xlink:type="simple" xlink:href="http://linuxwireless.org/" text:style-name="Internet_20_link" text:visited-style-name="Visited_20_Internet_20_Link"><text:span text:style-name="T1">Linux Wireless</text:span></text:a><text:span text:style-name="T1"> </text:span></text:p>
        </text:list-item>
        <text:list-item>
          <text:p text:style-name="P72"><text:a xlink:type="simple" xlink:href="http://linux-wless.passys.nl/" text:style-name="Internet_20_link" text:visited-style-name="Visited_20_Internet_20_Link"><text:span text:style-name="T1">Linux Wireless LAN Support</text:span></text:a><text:span text:style-name="T1"> </text:span></text:p>
        </text:list-item>
        <text:list-item>
          <text:p text:style-name="P72"><text:a xlink:type="simple" xlink:href="http://wiki.debian.org/WiFi" text:style-name="Internet_20_link" text:visited-style-name="Visited_20_Internet_20_Link"><text:span text:style-name="T1">Debian Wiki: Wifi</text:span></text:a><text:span text:style-name="T1"> </text:span></text:p>
        </text:list-item>
        <text:list-item>
          <text:p text:style-name="P72"><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20" text:outline-level="3" text:is-list-header="true"><text:bookmark text:name="toc-Subsubsection-3.4.3"/>3.4.3 Mobile Broadband </text:h>
      <text:p text:style-name="P3">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2"><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20" text:outline-level="3"><text:bookmark text:name="toc-Subsubsection-3.4.4"/>3.4.4 Command line utilities </text:h>
      <text:p text:style-name="P3">Command line utilities are useful for seeing detailed information, and are also commonly used in troubleshooting. Detailed documentation available in the man pages. The most common ones below must be run as root. </text:p>
      <text:p text:style-name="P1"><text:span text:style-name="T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4"><text:span text:style-name="T4">Command</text:span> </text:p>
          </table:table-cell>
          <table:table-cell table:style-name="Table5.B1" office:value-type="string">
            <text:p text:style-name="P14"><text:span text:style-name="T4">Comment</text:span> </text:p>
          </table:table-cell>
        </table:table-row>
        <table:table-row table:style-name="Table5.1">
          <table:table-cell table:style-name="Table5.A2" office:value-type="string">
            <text:p text:style-name="P15"><text:span text:style-name="T2">ifconfig</text:span> </text:p>
          </table:table-cell>
          <table:table-cell table:style-name="Table5.B2" office:value-type="string">
            <text:p text:style-name="P15">Main configuration utility for network interfaces. </text:p>
          </table:table-cell>
        </table:table-row>
        <table:table-row table:style-name="Table5.1">
          <table:table-cell table:style-name="Table5.A2" office:value-type="string">
            <text:p text:style-name="P15"><text:span text:style-name="T2">ifup &lt;interface&gt;</text:span> </text:p>
          </table:table-cell>
          <table:table-cell table:style-name="Table5.B2" office:value-type="string">
            <text:p text:style-name="P16">Brings up the specified interface. For example: </text:p>
            <text:p text:style-name="P16"><text:span text:style-name="T2">ifup eth0 </text:span>will bring up the ethernet port eth0 </text:p>
          </table:table-cell>
        </table:table-row>
        <table:table-row table:style-name="Table5.1">
          <table:table-cell table:style-name="Table5.A2" office:value-type="string">
            <text:p text:style-name="P15"><text:span text:style-name="T2">ifdown &lt;interface&gt;</text:span> </text:p>
          </table:table-cell>
          <table:table-cell table:style-name="Table5.B2" office:value-type="string">
            <text:p text:style-name="P15">The opposite of ifup </text:p>
          </table:table-cell>
        </table:table-row>
        <table:table-row table:style-name="Table5.1">
          <table:table-cell table:style-name="Table5.A2" office:value-type="string">
            <text:p text:style-name="P15"><text:span text:style-name="T2">iwconfig</text:span> </text:p>
          </table:table-cell>
          <table:table-cell table:style-name="Table5.B2" office:value-type="string">
            <text:p text:style-name="P15">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5"><text:span text:style-name="T2">rfkill</text:span> </text:p>
          </table:table-cell>
          <table:table-cell table:style-name="Table5.B2" office:value-type="string">
            <text:p text:style-name="P15">Disable softblock for wireless network interfaces (e.g., <text:span text:style-name="T2">wlan</text:span>). </text:p>
          </table:table-cell>
        </table:table-row>
        <table:table-row table:style-name="Table5.1">
          <table:table-cell table:style-name="Table5.A2" office:value-type="string">
            <text:p text:style-name="P15"><text:span text:style-name="T2">depmod -a</text:span> </text:p>
          </table:table-cell>
          <table:table-cell table:style-name="Table5.B2" office:value-type="string">
            <text:p text:style-name="P15">Probes all modules and, if they have changed, enables new configuration. </text:p>
          </table:table-cell>
        </table:table-row>
      </table:table>
      <text:h text:style-name="P19" text:outline-level="3"><text:bookmark text:name="toc-Subsubsection-3.4.5"/>3.4.5 Static DNS </text:h>
      <text:p text:style-name="P5"><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3911647744" text:style-name="L23">
        <text:list-item>
          <text:p text:style-name="P73"><text:soft-page-break/><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40">its password, if you set one </text:p>
        </text:list-item>
      </text:list>
      <text:p text:style-name="P5"><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553280510" text:style-name="L24">
        <text:list-item>
          <text:p text:style-name="P41">Right-click the connection icon in the Notification Area &gt; Edit connections... </text:p>
        </text:list-item>
        <text:list-item>
          <text:p text:style-name="P41">Highlight your connection and click the Edit button. </text:p>
        </text:list-item>
        <text:list-item>
          <text:p text:style-name="P41">On the IPv4 tab, use the pull-down menu to change the Method to “Automatic (DHCP) addresses only” </text:p>
        </text:list-item>
        <text:list-item>
          <text:p text:style-name="P41">In the box for “DNS Servers” enter the static DNS settings you are going to use. </text:p>
        </text:list-item>
        <text:list-item>
          <text:p text:style-name="P41">Click Save to exit. </text:p>
        </text:list-item>
      </text:list>
      <text:h text:style-name="P99" text:outline-level="2" text:is-list-header="true"><text:bookmark text:name="toc-Subsection-3.5"/>3.5 File management </text:h>
      <text:p text:style-name="P6">File management in MX Linux is carried out through Thunar, a fast and powerful tool. Much of its basic use is self-evident, but here are good things to know: </text:p>
      <text:list xml:id="list1778515701" text:style-name="L25">
        <text:list-item>
          <text:p text:style-name="P42">Hidden files are out of sight by default, but can be made visible via the menu (View &gt; Show Hidden Files) or by pressing Ctrl-H </text:p>
        </text:list-item>
        <text:list-item>
          <text:p text:style-name="P42">The Side Pane can be hidden, and directory (folder) shortcuts can be placed there by right-clicking &gt; Send To </text:p>
        </text:list-item>
        <text:list-item>
          <text:p text:style-name="P42">The context menu has been populated with common procedures (“Custom Actions”) that vary by what is present or under focus. </text:p>
        </text:list-item>
        <text:list-item>
          <text:p text:style-name="P42">Root action is available via the context menu to open a terminal, edit as root, or open an instance of Thunar with root privileges. </text:p>
        </text:list-item>
        <text:list-item>
          <text:p text:style-name="P42">Thunar easily handles FTP transfers, see below. </text:p>
        </text:list-item>
        <text:list-item>
          <text:p text:style-name="P74"><text:soft-page-break/><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6"><draw:frame draw:style-name="fr1" draw:name="Image72" text:anchor-type="as-char" svg:width="3.948in" svg:height="4.1354in" draw:z-index="35"><draw:image xlink:href="../grafix/thunar_custom.png" xlink:type="simple" xlink:show="embed" xlink:actuate="onLoad" loext:mime-type="image/png"/><svg:title>figure grafix/thunar_custom.png</svg:title></draw:frame><text:s/></text:p>
      <text:p text:style-name="Caption"><text:span text:style-name="T5">Figure 3-27: Custom actions set up in Thunar</text:span> </text:p>
      <text:h text:style-name="P20" text:outline-level="3"><text:bookmark text:name="toc-Subsubsection-3.5.1"/>3.5.1 Tips and Tricks </text:h>
      <text:p text:style-name="P3"><draw:frame draw:style-name="fr1" draw:name="Image73" text:anchor-type="as-char" svg:width="0.6772in" svg:height="0.552in" draw:z-index="36"><draw:image xlink:href="../grafix/video_camera_rf.png" xlink:type="simple" xlink:show="embed" xlink:actuate="onLoad" loext:mime-type="image/png"/><svg:title>figure grafix/video_camera_rf.png</svg:title></draw:frame><text:s/>Enable thumbnail images in Thunar </text:p>
      <text:list xml:id="list4111249829" text:style-name="L26">
        <text:list-item>
          <text:p text:style-name="P84">When working in a directory that requires superuser privileges, you can right-click &gt; Open root Thunar here (or FIle &gt; Open root Thunar here). </text:p>
        </text:list-item>
        <text:list-item>
          <text:p text:style-name="P84">You can set up tabs with File &gt; New Tab (or Ctrl-T), then move items from one location to another by dragging them to a tab and releasing it. </text:p>
        </text:list-item>
        <text:list-item>
          <text:p text:style-name="P84">You can assign a keyboard shortcut key to the Custom Action “Open terminal here.” </text:p>
          <text:list>
            <text:list-item>
              <text:p text:style-name="P84">Enable editable accelerators in All Settings &gt; Appearance &gt; Settings. </text:p>
            </text:list-item>
            <text:list-item>
              <text:p text:style-name="P84"><text:soft-page-break/>In Thunar, hover your mouse over the File &gt; Open in Terminal menu item and press the keyboard combination that you would like to use for that action. </text:p>
            </text:list-item>
            <text:list-item>
              <text:p text:style-name="P84">Then when browsing in Thunar, use the keyboard combination to open a terminal window in your active directory. </text:p>
            </text:list-item>
            <text:list-item>
              <text:p text:style-name="P84">This applies equally to other items on Thunar’s File menu; for instance, you could assign Alt-S to create a symlink for a highlighted file, etc. </text:p>
            </text:list-item>
          </text:list>
        </text:list-item>
        <text:list-item>
          <text:p text:style-name="P84">Actions listed in the context menu can be edited/deleted, and new ones added, by clicking Edit &gt; Configure custom actions... </text:p>
        </text:list-item>
        <text:list-item>
          <text:p text:style-name="P84">Various options and hidden commands are also visible, see Links below. </text:p>
        </text:list-item>
        <text:list-item>
          <text:p text:style-name="P84">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84">Compressed files can be managed by a right-click on the file. The archiver working in the background is file-roller (Start menu &gt; Accessories &gt; Archive Manager). </text:p>
        </text:list-item>
        <text:list-item>
          <text:p text:style-name="P84">To find files, open Thunar and right-click any folder &gt; Find files here. A dialog box will pop up to give you options. Running in the background is catfish (Start menu &gt; Accessories &gt; Catfish). </text:p>
        </text:list-item>
        <text:list-item>
          <text:p text:style-name="P85">To set up a soft link (AKA symlink), right-click the target (file or folder you want the link to point to) &gt; Create symlink. Then right-click the new symlink, cut it and paste it to where you want it. </text:p>
        </text:list-item>
        <text:list-item>
          <text:p text:style-name="P85">Thunar custom actions. <text:span text:style-name="T12">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2">the MX/antiX wiki</text:span></text:a><text:span text:style-name="T12">.</text:span></text:p>
        </text:list-item>
      </text:list>
      <text:p text:style-name="P4"/>
      <text:h text:style-name="P19" text:outline-level="3" text:is-list-header="true"><text:bookmark text:name="toc-Subsubsection-3.5.2"/><text:soft-page-break/>3.5.2 FTP </text:h>
      <text:p text:style-name="P6"><draw:frame draw:style-name="fr1" draw:name="Image74" text:anchor-type="as-char" svg:width="6.0835in" svg:height="3.7291in" draw:z-index="37"><draw:image xlink:href="../grafix/ThunarNetwork.png" xlink:type="simple" xlink:show="embed" xlink:actuate="onLoad" loext:mime-type="image/png"/><svg:title>figure grafix/ThunarNetwork.png</svg:title></draw:frame><text:s/></text:p>
      <text:p text:style-name="Caption">Figure 3-28: Using Thunar to access an FTP site </text:p>
      <text:p text:style-name="P1">The File Sharing Protocol (FTP) is used to transfer files from one host to another host over a network. </text:p>
      <text:list xml:id="list4218419622" text:style-name="L27">
        <text:list-item>
          <text:p text:style-name="P43">Open Thunar and click on the Browse Network icon in the left pane </text:p>
        </text:list-item>
        <text:list-item>
          <text:p text:style-name="P43">In the address field, type the server name with the <text:span text:style-name="T2">ftp://</text:span> prefix. For example, to reach the MX documentation (if you have permission) you would enter this address: <text:span text:style-name="T4">ftp://mxlinux.org</text:span> </text:p>
        </text:list-item>
        <text:list-item>
          <text:p text:style-name="P43">Up pops an authorization dialog box. Fill in username and password, and let it save password if you are comfortable with that. </text:p>
        </text:list-item>
        <text:list-item>
          <text:p text:style-name="P43">That’s it. Once you have navigated to the folder you are always going to use, you can right-click the folder &gt; Send to &gt; Side Pane to create a very simple way to connect. </text:p>
        </text:list-item>
        <text:list-item>
          <text:p text:style-name="P43">Dedicated FTP applications can be installed with the MX Package Installer. </text:p>
        </text:list-item>
      </text:list>
      <text:p text:style-name="P5"><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9" text:outline-level="3"><text:bookmark text:name="toc-Subsubsection-3.5.3"/>3.5.3 File sharing </text:h>
      <text:p text:style-name="P6">There are various possibilities to share files between computers or between a computer and a device </text:p>
      <text:list xml:id="list2061644465" text:style-name="L28">
        <text:list-item>
          <text:p text:style-name="P44"><text:soft-page-break/>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75"><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44">Bluetooth: For file exchange, install <text:span text:style-name="T2">blueman</text:span> from the repos, reboot, pair with the device, then right-click the bluetooth icon in the Notification Area &gt; Send Files to Device. </text:p>
        </text:list-item>
      </text:list>
      <text:h text:style-name="P19" text:outline-level="3" text:is-list-header="true"><text:bookmark text:name="toc-Subsubsection-3.5.4"/>3.5.4 Shares (Samba) </text:h>
      <text:p text:style-name="P6"><draw:frame draw:style-name="fr1" draw:name="Image75" text:anchor-type="as-char" svg:width="6.6354in" svg:height="5.5102in" draw:z-index="38"><draw:image xlink:href="../grafix/Samba_Browse_Network.png" xlink:type="simple" xlink:show="embed" xlink:actuate="onLoad" loext:mime-type="image/png"/><svg:title>figure grafix/Samba_Browse_Network.png</svg:title></draw:frame><text:s/></text:p>
      <text:p text:style-name="Caption"><text:span text:style-name="T5">Figure 3-29: Using Thunar to browse network shares</text:span> </text:p>
      <text:p text:style-name="P1"><text:soft-page-break/>Thunar can connect to shared folders (AKA Samba Shares) on Windows, Mac, Linux computers and NAS (Network Attached Storage) devices. For printing with Samba, see Section 3.1.2. </text:p>
      <text:list xml:id="list3203227335" text:style-name="L29">
        <text:list-item>
          <text:p text:style-name="P45">Select Browse Network in the left pane to show various networks, including Windows Network </text:p>
        </text:list-item>
        <text:list-item>
          <text:p text:style-name="P45">Click the Network you want to see available Workgroups (often called WORKGROUP by default). Now drill down to find what you are looking for. </text:p>
        </text:list-item>
        <text:list-item>
          <text:p text:style-name="P45">Select a Workgroup for available Samba Servers </text:p>
        </text:list-item>
        <text:list-item>
          <text:p text:style-name="P45">Select a Server for available Samba Shares </text:p>
        </text:list-item>
        <text:list-item>
          <text:p text:style-name="P45">Select a Samba Share to see all the available folders </text:p>
        </text:list-item>
        <text:list-item>
          <text:p text:style-name="P45">A shortcut for the selected Share will be created in the Network sidebar section </text:p>
        </text:list-item>
      </text:list>
      <text:h text:style-name="P20" text:outline-level="3" text:is-list-header="true"><text:bookmark text:name="toc-Subsubsection-3.5.5"/>3.5.5 Creating shares </text:h>
      <text:p text:style-name="P3">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2"><text:span text:style-name="T1"><draw:frame draw:style-name="fr1" draw:name="Image76" text:anchor-type="as-char" svg:width="0.6772in" svg:height="0.552in" draw:z-index="39"><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2"><text:span text:style-name="T1"><draw:frame draw:style-name="fr1" draw:name="Image77" text:anchor-type="as-char" svg:width="0.6772in" svg:height="0.552in" draw:z-index="40"><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219951080" text:style-name="L30">
        <text:list-item>
          <text:p text:style-name="P46"><text:soft-page-break/>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46">To establish the Samba Share, you must edit the configuration file as root. It can be found at: <text:span text:style-name="T2">/etc/samba/smb.conf</text:span> Edit the line: <text:span text:style-name="T4">workgroup = xxxxx </text:span> to match whatever Windows Workgroup name you are using (default is WORKGROUP) </text:p>
        </text:list-item>
        <text:list-item>
          <text:p text:style-name="P46">At the very end of the file add the following lines to establish your Share </text:p>
          <text:p text:style-name="P92"> [SHARENAME]</text:p>
          <text:p text:style-name="P92"> path = /home/username/foldername </text:p>
          <text:p text:style-name="P92"> guest ok = yes </text:p>
          <text:p text:style-name="P92"> read only = no </text:p>
          <text:p text:style-name="P92"> browseable = yes </text:p>
          <text:p text:style-name="P92"> force create mode = 777 </text:p>
          <text:p text:style-name="P92"> force directory mode = 777 </text:p>
        </text:list-item>
        <text:list-item>
          <text:p text:style-name="P46">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4">service samba restart </text:span></text:p>
        </text:list-item>
        <text:list-item>
          <text:p text:style-name="P46">You can also check for mistakes in smb.conf by running <text:span text:style-name="T4">testparm</text:span> from the terminal </text:p>
        </text:list-item>
        <text:list-item>
          <text:p text:style-name="P46">Go to another computer and test your ability to see your Samba Share by browsing the network and testing read &amp; write to the Share </text:p>
        </text:list-item>
      </text:list>
      <text:p text:style-name="P5"><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99" text:outline-level="2"><text:bookmark text:name="toc-Subsection-3.6"/>3.6 Sound </text:h>
      <text:p text:style-name="P5"><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text:span><text:soft-page-break/><text:span text:style-name="T1">some minor adjustment. Click on the speaker icon to mute all audio, then again to restore. Place cursor over speaker icon in the Notification Area and use scroll wheel to adjust volume. See also Sections 3.6.4, 3.6.5 and 3.8.9. </text:span></text:p>
      <text:h text:style-name="P19" text:outline-level="3"><text:bookmark text:name="toc-Subsubsection-3.6.1"/>3.6.1 Sound Card Set-up </text:h>
      <text:p text:style-name="P6">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19" text:outline-level="3"><text:bookmark text:name="toc-Subsubsection-3.6.2"/>3.6.2 Simultaneous card use </text:h>
      <text:p text:style-name="P5"><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9" text:outline-level="3"><text:bookmark text:name="toc-Subsubsection-3.6.3"/>3.6.3 Troubleshooting </text:h>
      <text:list xml:id="list4278523631" text:style-name="L31">
        <text:list-item>
          <text:p text:style-name="P47">No sound, though speaker icon is in the Notification Area. </text:p>
          <text:list>
            <text:list-item>
              <text:p text:style-name="P47">Try raising all controls to a higher level. <text:span text:style-name="T13">For a System Sound such as a login, use the Playback tab in Pulseaudio.</text:span></text:p>
            </text:list-item>
            <text:list-item>
              <text:p text:style-name="P47">Edit the configuration file directly: see Section 7.4. </text:p>
            </text:list-item>
          </text:list>
        </text:list-item>
        <text:list-item>
          <text:p text:style-name="P47">No sound, and no speaker icon is in the Notification Area. It could be that the sound card is missing or unrecognized, but the most common problem is that of multiple sound cards, which we address here. </text:p>
          <text:list>
            <text:list-item>
              <text:p text:style-name="P47">Solution 1: click <text:span text:style-name="T2">Start menu &gt; Settings &gt; MX Sound Card</text:span>, and follow the screen to select and test the card you want to use. </text:p>
            </text:list-item>
            <text:list-item>
              <text:p text:style-name="P47">Solution 2: use the volume control of PulseAudio (pavucontrol) to select the correct sound card </text:p>
            </text:list-item>
            <text:list-item>
              <text:p text:style-name="P47">Solution 3: enter the BIOS and turn off HDMI </text:p>
            </text:list-item>
            <text:list-item>
              <text:p text:style-name="P47">Check the ALSA sound card matrix listed below. </text:p>
            </text:list-item>
          </text:list>
        </text:list-item>
      </text:list>
      <text:h text:style-name="P20" text:outline-level="3" text:is-list-header="true"><text:bookmark text:name="toc-Subsubsection-3.6.4"/><text:soft-page-break/>3.6.4 Sound servers </text:h>
      <text:p text:style-name="P3">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2"><text:span text:style-name="T1"><draw:frame draw:style-name="fr1" draw:name="Image78" text:anchor-type="as-char" svg:width="0.6772in" svg:height="0.552in" draw:z-index="41"><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2552910254" text:style-name="L32">
        <text:list-item>
          <text:p text:style-name="P48"><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76"><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6"><draw:frame draw:style-name="fr1" draw:name="Image79" text:anchor-type="as-char" svg:width="6.802in" svg:height="4.3854in" draw:z-index="42"><draw:image xlink:href="../grafix/PA-select.png" xlink:type="simple" xlink:show="embed" xlink:actuate="onLoad" loext:mime-type="image/png"/><svg:title>figure grafix/PA-select.png</svg:title></draw:frame><text:s/></text:p>
      <text:p text:style-name="Caption">Figure 3-30: Using PulseAudio Mixer </text:p>
      <text:h text:style-name="P20" text:outline-level="3"><text:bookmark text:name="toc-Subsubsection-3.6.5"/>3.6.5 Links </text:h>
      <text:list xml:id="list3810192523" text:style-name="L33">
        <text:list-item>
          <text:p text:style-name="P86"><text:a xlink:type="simple" xlink:href="https://mxlinux.org/wiki/sound-not-working" text:style-name="Internet_20_link" text:visited-style-name="Visited_20_Internet_20_Link">MX/antiX Wiki: Sound not working </text:a></text:p>
        </text:list-item>
        <text:list-item>
          <text:p text:style-name="P86"><text:soft-page-break/><text:a xlink:type="simple" xlink:href="http://www.alsa-project.org/main/index.php/Matrix:Main" text:style-name="Internet_20_link" text:visited-style-name="Visited_20_Internet_20_Link">ALSA: SoundCard Matrix</text:a> </text:p>
        </text:list-item>
        <text:list-item>
          <text:p text:style-name="P86"><text:a xlink:type="simple" xlink:href="https://wiki.archlinux.org/index.php/PulseAudio" text:style-name="Internet_20_link" text:visited-style-name="Visited_20_Internet_20_Link">ArchLinux Wiki: PulseAudio Information </text:a></text:p>
        </text:list-item>
        <text:list-item>
          <text:p text:style-name="P86"><text:a xlink:type="simple" xlink:href="http://www.freedesktop.org/wiki/Software/PulseAudio/Documentation/User/" text:style-name="Internet_20_link" text:visited-style-name="Visited_20_Internet_20_Link">PulseAudio Documentation: Free desktop </text:a></text:p>
        </text:list-item>
      </text:list>
      <text:h text:style-name="P99" text:outline-level="2" text:is-list-header="true"><text:bookmark text:name="toc-Subsection-3.7"/>3.7 Localization </text:h>
      <text:p text:style-name="P5"><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9" text:outline-level="3"><text:bookmark text:name="toc-Subsubsection-3.7.1"/>3.7.1 Installation </text:h>
      <text:p text:style-name="P6">The primary act of localization occurs during the use of the LiveMedium. </text:p>
      <text:list xml:id="list2723586845" text:style-name="L34">
        <text:list-item>
          <text:p text:style-name="P49">When the bootloader screen first comes up, make sure to use the function keys to set your preferences. </text:p>
          <text:list>
            <text:list-item>
              <text:p text:style-name="P49">F2. Select the language </text:p>
            </text:list-item>
            <text:list-item>
              <text:p text:style-name="P49">F3. Select the timezone you wish to use. </text:p>
            </text:list-item>
            <text:list-item>
              <text:p text:style-name="P77"><text:span text:style-name="T1">If you have a complicated or alternative setup, you can use boot cheat codes. Here is an example to set a Tartar keyboard for Russian: </text:span><text:span text:style-name="T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49">If you set the locale values at the boot screen, then Screen 7 should show them during installation. If not, or if you want to change them, select the language and timezone you want. </text:p>
        </text:list-item>
      </text:list>
      <text:h text:style-name="P19" text:outline-level="3" text:is-list-header="true"><text:bookmark text:name="toc-Subsubsection-3.7.2"/><text:soft-page-break/>3.7.2 Post-installation </text:h>
      <text:p text:style-name="P6"><draw:frame draw:style-name="fr1" draw:name="Image80" text:anchor-type="as-char" svg:width="7.8335in" svg:height="5.9374in" draw:z-index="43"><draw:image xlink:href="../grafix/keyboard-localisation.png" xlink:type="simple" xlink:show="embed" xlink:actuate="onLoad" loext:mime-type="image/png"/><svg:title>figure grafix/keyboard-localisation.png</svg:title></draw:frame><text:s/></text:p>
      <text:p text:style-name="Caption"><text:span text:style-name="T5">Figure 3-31: Adding another keyboard layout in All Settings</text:span> </text:p>
      <text:p text:style-name="P1">Here are the configuration steps you can take to localize your MX Linux after installation. </text:p>
      <text:list xml:id="list42312777" text:style-name="L35">
        <text:list-item>
          <text:p text:style-name="P50">Change the keyboard: </text:p>
          <text:list>
            <text:list-item>
              <text:p text:style-name="P50">Click <text:span text:style-name="T2">Start Menu &gt; Settings &gt; All Settings &gt; Keyboard</text:span>, Layout tab. </text:p>
            </text:list-item>
            <text:list-item>
              <text:p text:style-name="P50">Uncheck Use system defaults, then click on the <text:span text:style-name="T2">+Add</text:span> button at the bottom and select the keyboard(s) you want available. </text:p>
            </text:list-item>
            <text:list-item>
              <text:p text:style-name="P50">Exit, then click Keyboard Switcher (flag) in the Notification Area to select active keyboard. </text:p>
            </text:list-item>
          </text:list>
        </text:list-item>
        <text:list-item>
          <text:p text:style-name="P50"><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78"><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50">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50">Get spellchecker to use your language: install the <text:span text:style-name="T2">aspell</text:span> or <text:span text:style-name="T2">myspell</text:span> package for your language (e.g., <text:span text:style-name="T2">myspell-es</text:span>). </text:p>
        </text:list-item>
        <text:list-item>
          <text:p text:style-name="P50">Get local weather info: <text:span text:style-name="T2">right-click the Panel &gt; Panel &gt; Add New Items &gt; Weather Update. Right-click &gt; Properties</text:span>, and set the locale you want to see (it will guess by your IP address). </text:p>
        </text:list-item>
        <text:list-item>
          <text:p text:style-name="P50">For Firefox localization, install the appropriate <text:span text:style-name="T2">firefox-l10n-</text:span> package for your language of interest; e.g., for Spanish (Spain), install firefox-l10n-es. </text:p>
        </text:list-item>
        <text:list-item>
          <text:p text:style-name="P50">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50">You may need or want to change the localization info (default language, etc.) available to the system. To do so, open a terminal, <text:span text:style-name="T10">become root</text:span> and enter: <text:span text:style-name="T9">dpkg-reconfigure locales </text:span></text:p>
          <text:list>
            <text:list-item>
              <text:p text:style-name="P50">You a see list with all the locales that you can scroll through using the up and down arrow keys. </text:p>
            </text:list-item>
            <text:list-item>
              <text:p text:style-name="P50">Enable and disable what you want (or don’t want), using the space bar to make the asterisk in front of the locale appear (or disappear). </text:p>
            </text:list-item>
            <text:list-item>
              <text:p text:style-name="P50">When done, click OK to advance to the next screen. </text:p>
            </text:list-item>
            <text:list-item>
              <text:p text:style-name="P50">Use arrows to select the default language you want to use. For US users, for instance, that would typically be <text:span text:style-name="T2">en_US.UTF-8</text:span>. </text:p>
            </text:list-item>
            <text:list-item>
              <text:p text:style-name="P50">Click OK to save and exit. </text:p>
            </text:list-item>
          </text:list>
        </text:list-item>
      </text:list>
      <text:p text:style-name="P5"><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7.448in" svg:height="4.5937in" draw:z-index="44"><draw:image xlink:href="../grafix/locales.png" xlink:type="simple" xlink:show="embed" xlink:actuate="onLoad" loext:mime-type="image/png"/><svg:title>figure grafix/locales.png</svg:title></draw:frame><text:s/></text:p>
      <text:p text:style-name="Caption"><text:span text:style-name="T5">Figure 3-32: Re-setting the default language for the installed system</text:span> </text:p>
      <text:h text:style-name="P19" text:outline-level="3"><text:bookmark text:name="toc-Subsubsection-3.7.3"/>3.7.3 Further notes </text:h>
      <text:list xml:id="list2393151021" text:style-name="L36">
        <text:list-item>
          <text:p text:style-name="P51">You can temporarily change the language for a particular application by entering this code in a terminal (in this example, to change to Spanish):</text:p>
          <text:p text:style-name="P93"> LC_ALL=es_ES.UTF8 &lt;command to launch&gt; </text:p>
          <text:p text:style-name="P93">This will work for most apps that are localized already. </text:p>
        </text:list-item>
        <text:list-item>
          <text:p text:style-name="P51">It may happen that an individual application may not have a translation in your language; unless it is an MX application, we can do nothing about that, so you should send a message to the developer. </text:p>
        </text:list-item>
        <text:list-item>
          <text:p text:style-name="P51">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99" text:outline-level="2" text:is-list-header="true"><text:bookmark text:name="toc-Subsection-3.8"/><text:soft-page-break/>3.8 Customization </text:h>
      <text:p text:style-name="P6">Xfce4 makes it very easy to change basic function and look of a user’s configuration, and the integration of Xfce 4.12 has now provided additional features. </text:p>
      <text:list xml:id="list585318300" text:style-name="L37">
        <text:list-item>
          <text:p text:style-name="P52">Most importantly, remember: Right-click is your friend! </text:p>
        </text:list-item>
        <text:list-item>
          <text:p text:style-name="P52">Great control is available through the All Settings (Panel icon) </text:p>
        </text:list-item>
        <text:list-item>
          <text:p text:style-name="P52">User changes are stored in Xfce4 config files in the directory:  /.config/ </text:p>
        </text:list-item>
        <text:list-item>
          <text:p text:style-name="P52">Most system-wide Xfce4 config files are in /etc/skel/ or /etc/xdg/ </text:p>
        </text:list-item>
      </text:list>
      <text:p text:style-name="P5"><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9" text:outline-level="3"><text:bookmark text:name="toc-Subsubsection-3.8.1"/>3.8.1 Default Theming </text:h>
      <text:p text:style-name="P6">Default theming is controlled by a number of customized elements. </text:p>
      <text:list xml:id="list1836514851" text:style-name="L38">
        <text:list-item>
          <text:p text:style-name="P53">Login screen (modify with All Settings &gt; LightDM GTK+ Greeter Settings)</text:p>
          <text:list>
            <text:list-item>
              <text:p text:style-name="P53">Theme: Ark-Dark (MX-16.1) </text:p>
            </text:list-item>
            <text:list-item>
              <text:p text:style-name="P53">Login box: modified in default theme /usr/sbin/lightdm-gtk-greeter </text:p>
            </text:list-item>
          </text:list>
        </text:list-item>
        <text:list-item>
          <text:p text:style-name="P53">Desktop:</text:p>
          <text:list>
            <text:list-item>
              <text:p text:style-name="P53">Wallpaper: All Settings &gt; Desktop: kingfisher.jpg </text:p>
            </text:list-item>
            <text:list-item>
              <text:p text:style-name="P53">All Settings &gt; Appearance. Bundled settings in MX Default Look (Section 3.2.9). </text:p>
            </text:list-item>
            <text:list-item>
              <text:p text:style-name="P53">Whisker menu settings</text:p>
              <text:list>
                <text:list-item>
                  <text:p text:style-name="P53">Personal in ~/.config/xfce4/xfconf/xfce-perchannel-xml/xfce4-panel.xml </text:p>
                </text:list-item>
                <text:list-item>
                  <text:p text:style-name="P53">System-wide in gtk-2.0 folder inside default theme folders </text:p>
                </text:list-item>
              </text:list>
            </text:list-item>
          </text:list>
        </text:list-item>
      </text:list>
      <text:h text:style-name="P19" text:outline-level="3" text:is-list-header="true"><text:bookmark text:name="toc-Subsubsection-3.8.2"/>3.8.2 General look </text:h>
      <text:p text:style-name="P6">The overall appearance can be customized in <text:span text:style-name="T2">Start menu &gt; Settings &gt; All Settings</text:span>. </text:p>
      <text:list xml:id="list2075486776" text:style-name="L39">
        <text:list-item>
          <text:p text:style-name="P54">Click on Appearance to change style, icons, fonts and some settings. </text:p>
        </text:list-item>
        <text:list-item>
          <text:p text:style-name="P79"><text:soft-page-break/><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54">Click on Desktop (also by right-clicking desktop) to change background, menus, and some icon settings. </text:p>
        </text:list-item>
        <text:list-item>
          <text:p text:style-name="P54">Manage default desktop icons such as Removable Devices by right-clicking desktop &gt; Desktop Settings ... &gt; Icons tab. </text:p>
        </text:list-item>
      </text:list>
      <text:p text:style-name="P5"><text:span text:style-name="T1">MORE: </text:span><text:a xlink:type="simple" xlink:href="http://docs.xfce.org/xfce/xfce4-settings/appearance" text:style-name="Internet_20_link" text:visited-style-name="Visited_20_Internet_20_Link"><text:span text:style-name="T1">Xfce4 docs: Appearance. </text:span></text:a></text:p>
      <text:h text:style-name="P19" text:outline-level="3"><text:bookmark text:name="toc-Subsubsection-3.8.3"/>3.8.3 Panel </text:h>
      <text:p text:style-name="P6"><draw:frame draw:style-name="fr1" draw:name="Image82" text:anchor-type="as-char" svg:width="3.6043in" svg:height="5.5in" draw:z-index="45"><draw:image xlink:href="../grafix/panel_customization.png" xlink:type="simple" xlink:show="embed" xlink:actuate="onLoad" loext:mime-type="image/png"/><svg:title>figure grafix/panel_customization.png</svg:title></draw:frame><text:s/></text:p>
      <text:p text:style-name="Caption"><text:span text:style-name="T5">Figure 3-33: Preferences screen for customization of panels</text:span> </text:p>
      <text:list xml:id="list95241076" text:style-name="L40">
        <text:list-item>
          <text:p text:style-name="P55"><text:soft-page-break/>To move the panel, unlock it by right-clicking a panel &gt; Panel &gt; Panel Preferences. </text:p>
        </text:list-item>
        <text:list-item>
          <text:p text:style-name="P55">Use MX-Default Look to change the location of the panel: vertical (left), top or bottom. </text:p>
        </text:list-item>
        <text:list-item>
          <text:p text:style-name="P55">To change display mode inside the Panel, select from the pull down menu: Horizontal, Vertical, or Deskbar. </text:p>
        </text:list-item>
        <text:list-item>
          <text:p text:style-name="P55">To automatically hide the panel, choose from pull down menu: Never, Always, or Intelligently (hides the panel when a window overlaps with it). </text:p>
        </text:list-item>
        <text:list-item>
          <text:p text:style-name="P55">Install new panel items by right-clicking an empty space &gt; Panel &gt; Add New Items.You then have 3 choices: </text:p>
          <text:list>
            <text:list-item>
              <text:p text:style-name="P55">Select one of the items on the main list that pops up </text:p>
            </text:list-item>
            <text:list-item>
              <text:p text:style-name="P55">If what you want is not there, select Launcher. Once it is in place, right-click &gt; Properties, click the plus sign and select an item off the list that pops up. </text:p>
            </text:list-item>
            <text:list-item>
              <text:p text:style-name="P55">If you want to add an item not on either list, then select the empty item icon below the plus sign and fill in the dialog box that pops up. </text:p>
            </text:list-item>
          </text:list>
        </text:list-item>
        <text:list-item>
          <text:p text:style-name="P55">New icons show up at the bottom of the vertical Panel; to move them, right-click &gt; Move </text:p>
        </text:list-item>
        <text:list-item>
          <text:p text:style-name="P55">Change the look, orientation, etc. by right-clicking the panel &gt; Panel &gt; Panel Preferences. </text:p>
        </text:list-item>
        <text:list-item>
          <text:p text:style-name="P80"><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7">man strftime</text:span><text:span text:style-name="T1">. </text:span></text:p>
        </text:list-item>
        <text:list-item>
          <text:p text:style-name="P55">Create a double row of icons in the Notification Area by right-clicking it &gt; Properties, and decreasing Maximum icon size until it changes. </text:p>
        </text:list-item>
        <text:list-item>
          <text:p text:style-name="P55">To show all open applications, click All Settings &gt; Window Buttons, and enable “Show windows from all workspaces or viewports.” </text:p>
        </text:list-item>
        <text:list-item>
          <text:p text:style-name="P55">Add or delete a panel in Panel Preferences by clicking on the plus or minus button to the right of the top panel pull-down menu. </text:p>
        </text:list-item>
        <text:list-item>
          <text:p text:style-name="P55">One-click horizontal panel installation is available from MX Default Look (Section 3.2.8). </text:p>
        </text:list-item>
      </text:list>
      <text:p text:style-name="P5"><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 draw:name="Image83" text:anchor-type="as-char" svg:width="7.5in" svg:height="4.6874in" draw:z-index="46"><draw:image xlink:href="../grafix/horizontalpanel.png" xlink:type="simple" xlink:show="embed" xlink:actuate="onLoad" loext:mime-type="image/png"/><svg:title>figure grafix/horizontalpanel.png</svg:title></draw:frame><text:s/></text:p>
      <text:p text:style-name="Caption"><text:span text:style-name="T5">Figure 3-34: Horizontal panel reoriented using MX Default Look.</text:span> </text:p>
      <text:h text:style-name="P20" text:outline-level="3"><text:bookmark text:name="toc-Subsubsection-3.8.4"/>3.8.4 Desktop </text:h>
      <text:p text:style-name="P3"><draw:frame draw:style-name="fr1" draw:name="Image84" text:anchor-type="as-char" svg:width="0.6772in" svg:height="0.552in" draw:z-index="47"><draw:image xlink:href="../grafix/video_camera_rf.png" xlink:type="simple" xlink:show="embed" xlink:actuate="onLoad" loext:mime-type="image/png"/><svg:title>figure grafix/video_camera_rf.png</svg:title></draw:frame><text:s/>Customizing the desktop </text:p>
      <text:p text:style-name="P1">The default desktop (AKA wallpaper, background) can be changed in various ways. </text:p>
      <text:list xml:id="list664817835" text:style-name="L41">
        <text:list-item>
          <text:p text:style-name="P56">Right-click any image &gt; Set as wallpaper </text:p>
        </text:list-item>
        <text:list-item>
          <text:p text:style-name="P56">If you want the wallpapers available to all users, become root and put them in the /usr/share/xfce4/backdrops folder; you will probably have to create this folder, either in a root Thunar or in a root terminal using the command <text:span text:style-name="T4">mkdir</text:span>. </text:p>
        </text:list-item>
        <text:list-item>
          <text:p text:style-name="P56">If you want to restore the default wallpaper, it is in /usr/local/share/backgrounds/MX16/wallpaper/. </text:p>
        </text:list-item>
      </text:list>
      <text:p text:style-name="P6">Many other customizations are available in All Settings. </text:p>
      <text:list xml:id="list2609718769" text:style-name="L42">
        <text:list-item>
          <text:p text:style-name="P57"><text:soft-page-break/>Change the theme in <text:span text:style-name="T2">Appearance</text:span>. The default theme is a version of greybird that has larger borders and specifies the appearance of Whisker menu. </text:p>
        </text:list-item>
        <text:list-item>
          <text:p text:style-name="P57">Add standard icons such as Trash or Home to the desktop in <text:span text:style-name="T2">Desktop</text:span>, icons tab. </text:p>
        </text:list-item>
        <text:list-item>
          <text:p text:style-name="P57">Window behavior such as switching, tiling, and zooming can be customized in <text:span text:style-name="T2">Window Manager Tweaks.</text:span></text:p>
          <text:list>
            <text:list-item>
              <text:p text:style-name="P57">Window switching via Alt+Tab can be customized to use a compact list instead of traditional icons </text:p>
            </text:list-item>
            <text:list-item>
              <text:p text:style-name="P81"><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57">Window tiling can be accomplished by dragging a window to a corner and releasing it there.. </text:p>
            </text:list-item>
            <text:list-item>
              <text:p text:style-name="P57">If compositing is turned on, Window zooming is available by using the Alt + Mouse Wheel combination. </text:p>
            </text:list-item>
          </text:list>
        </text:list-item>
        <text:list-item>
          <text:p text:style-name="P57">To select a different wallpaper for each Workspace, got to <text:span text:style-name="T2">Background</text:span> and <text:span text:style-name="T10">un</text:span>check the option ’Apply to all workspaces.’ Then select a wallpaper and repeat the process for each workspace by dragging the dialog box to the next workspace and selecting another wallpaper. </text:p>
        </text:list-item>
      </text:list>
      <text:p text:style-name="P6"><text:soft-page-break/><draw:frame draw:style-name="fr1" draw:name="Image85" text:anchor-type="as-char" svg:width="4.6665in" svg:height="4.2811in" draw:z-index="48"><draw:image xlink:href="../grafix/SetBackground.png" xlink:type="simple" xlink:show="embed" xlink:actuate="onLoad" loext:mime-type="image/png"/><svg:title>figure grafix/SetBackground.png</svg:title></draw:frame><text:s/></text:p>
      <text:p text:style-name="Caption">Figure 3-35: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330215611" text:style-name="L43">
        <text:list-item>
          <text:p text:style-name="P58">Install conky-manager2 from the repos. </text:p>
        </text:list-item>
        <text:list-item>
          <text:p text:style-name="P58">Click <text:span text:style-name="T2">Start menu &gt; Accessories</text:span> to find Conky Manager 2. </text:p>
        </text:list-item>
        <text:list-item>
          <text:p text:style-name="P58">Using the menu icon at the far right end, import the themepack <text:span text:style-name="T4">/usr/share/conky-manager2/themepacks/default-themes-2.1.cmtp.7z</text:span>. They are now available in a new directory <text:span text:style-name="T4">~/conky-manager</text:span>. </text:p>
        </text:list-item>
        <text:list-item>
          <text:p text:style-name="P58">You can highlight each conky and hit Preview to see what it looks like. Be sure to close each preview before going to another. </text:p>
        </text:list-item>
        <text:list-item>
          <text:p text:style-name="P58">If it seems that Conky Manager has frozen, check for a window with the preview hiding behind it. </text:p>
        </text:list-item>
        <text:list-item>
          <text:p text:style-name="P58">Check the box to select any conky you want to use. It will be auto-installed. </text:p>
        </text:list-item>
        <text:list-item>
          <text:p text:style-name="P58"><text:soft-page-break/>The configuration files are stored in the folder  ~/.conky/ in individual theme files; they can be edited by clicking on the edit icon (pencil). </text:p>
        </text:list-item>
      </text:list>
      <text:p text:style-name="P10"><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 draw:name="Image86" text:anchor-type="as-char" svg:width="4.75in" svg:height="4.3335in" draw:z-index="49"><draw:image xlink:href="../grafix/conkymanager2.png" xlink:type="simple" xlink:show="embed" xlink:actuate="onLoad" loext:mime-type="image/png"/><svg:title>figure grafix/conkymanager2.png</svg:title></draw:frame><text:s/></text:p>
      <text:p text:style-name="Caption"><text:span text:style-name="T5">Figure 3-36: Main screen showing one of the conkies available</text:span> </text:p>
      <text:h text:style-name="Heading_20_4" text:outline-level="4"/>
      <text:h text:style-name="Heading_20_4" text:outline-level="4">HotCorner</text:h>
      <text:p text:style-name="P2"><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text:soft-page-break/><draw:frame draw:style-name="fr1" draw:name="Image87" text:anchor-type="as-char" svg:width="4.6043in" svg:height="5.5311in" draw:z-index="50"><draw:image xlink:href="../grafix/Scrot-hotcornersSettings.png" xlink:type="simple" xlink:show="embed" xlink:actuate="onLoad" loext:mime-type="image/png"/><svg:title>figure grafix/Scrot-hotcornersSettings.png</svg:title></draw:frame><text:s/></text:p>
      <text:p text:style-name="Caption"><text:span text:style-name="T5">Figure 3-37: The HotCorner settings dialog box</text:span> </text:p>
      <text:h text:style-name="Heading_20_4" text:outline-level="4"><text:bookmark text:name="toc-Paragraph-67"/>Pull-down terminal </text:h>
      <text:p text:style-name="P2"><text:span text:style-name="T1"><draw:frame draw:style-name="fr1" draw:name="Image88" text:anchor-type="as-char" svg:width="0.6772in" svg:height="0.552in" draw:z-index="51"><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Start menu &gt; All Settings &gt; Keyboard: Applications Shortcuts tab). Many options for look and function are available by right-clicking an empty location on the main screen &gt; Preferences. </text:p>
      <text:h text:style-name="P20" text:outline-level="3"><text:bookmark text:name="toc-Subsubsection-3.8.5"/>3.8.5 Keyboard </text:h>
      <text:p text:style-name="P3">By default, MX Linux uses the keyboard layout that matches the user’s language choice. To make another layout available, see Section 3.7.2. </text:p>
      <text:h text:style-name="P20" text:outline-level="3"><text:bookmark text:name="toc-Subsubsection-3.8.6"/><text:soft-page-break/>3.8.6 Menu (“Whisker”) </text:h>
      <text:p text:style-name="P3"><draw:frame draw:style-name="fr1" draw:name="Image89" text:anchor-type="as-char" svg:width="0.6772in" svg:height="0.552in" draw:z-index="52"><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2"><text:span text:style-name="T1"><draw:frame draw:style-name="fr1" draw:name="Image90" text:anchor-type="as-char" svg:width="0.6772in" svg:height="0.552in" draw:z-index="53"><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906306976" text:style-name="L44">
        <text:list-item>
          <text:p text:style-name="P59">Right-click the menu icon &gt; Properties to set preferences, e.g., </text:p>
          <text:list>
            <text:list-item>
              <text:p text:style-name="P59">Move categories column to be next to the Panel. </text:p>
            </text:list-item>
            <text:list-item>
              <text:p text:style-name="P59">Change location of Search box from top to bottom. </text:p>
            </text:list-item>
            <text:list-item>
              <text:p text:style-name="P59">Decide which action buttons you want to show. </text:p>
            </text:list-item>
          </text:list>
        </text:list-item>
        <text:list-item>
          <text:p text:style-name="P59">Favorites are easy to add: right-click any menu item &gt; Add to Favorites. </text:p>
        </text:list-item>
        <text:list-item>
          <text:p text:style-name="P59">Simply drag and drop Favorites to arrange them as wished. Right-click any entry to sort or remove.</text:p>
          <text:p text:style-name="P95"><text:span text:style-name="T14">MORE: </text:span><text:a xlink:type="simple" xlink:href="http://gottcode.org/xfce4-whiskermenu-plugin/" text:style-name="Internet_20_link" text:visited-style-name="Visited_20_Internet_20_Link"><text:span text:style-name="T1">Whisker menu features</text:span></text:a><text:span text:style-name="T1"> </text:span></text:p>
        </text:list-item>
      </text:list>
      <text:h text:style-name="Heading_20_4" text:outline-level="4">Editing</text:h>
      <text:p text:style-name="P6">Menu entries can be edited with two applications (the menu entry “desktop” files are located in <text:span text:style-name="T4">/usr/share/applications/ </text:span>and can also be edited as root directly). </text:p>
      <text:list xml:id="list767886568" text:style-name="L45">
        <text:list-item>
          <text:p text:style-name="P60"><text:span text:style-name="T2">MX Menu Editor</text:span> (Section 3.2.8). </text:p>
        </text:list-item>
        <text:list-item>
          <text:p text:style-name="P60">A native Xfce application </text:p>
          <text:list>
            <text:list-item>
              <text:p text:style-name="P60">Click <text:span text:style-name="T2">Start menu &gt; Accessories &gt; Application Finder</text:span> (or <text:span text:style-name="T2">Alt-F3</text:span>), and right-click any entry. </text:p>
            </text:list-item>
            <text:list-item>
              <text:p text:style-name="P60">Context menu contains Edit and Hide (the latter can be very useful). </text:p>
            </text:list-item>
            <text:list-item>
              <text:p text:style-name="P60"><text:soft-page-break/>Selecting Edit brings up a screen where you can change name, comment, command and icon. </text:p>
            </text:list-item>
          </text:list>
        </text:list-item>
      </text:list>
      <text:p text:style-name="P6"><draw:frame draw:style-name="fr1" draw:name="Image91" text:anchor-type="as-char" svg:width="3.6874in" svg:height="4.2291in" draw:z-index="54"><draw:image xlink:href="../grafix/MenuEditor.png" xlink:type="simple" xlink:show="embed" xlink:actuate="onLoad" loext:mime-type="image/png"/><svg:title>figure grafix/MenuEditor.png</svg:title></draw:frame><text:s/></text:p>
      <text:p text:style-name="Caption"><text:span text:style-name="T5">Figure 3-38: Menu entry edit screen</text:span> </text:p>
      <text:h text:style-name="P20" text:outline-level="3"><text:bookmark text:name="toc-Subsubsection-3.8.7"/>3.8.7 Login greeter </text:h>
      <text:p text:style-name="P3">The user has a number of tools to customize the login greeter. </text:p>
      <text:list xml:id="list1651232339" text:style-name="L46">
        <text:list-item>
          <text:p text:style-name="P87">Click Start menu &gt; Settings &gt; All Settings &gt; LightDM GTK+ Greeter settings to adjust position, background, font, etc. </text:p>
        </text:list-item>
        <text:list-item>
          <text:p text:style-name="P87">Autologin can be (in)activated from MX User Manager &gt; Options tab. </text:p>
        </text:list-item>
        <text:list-item>
          <text:p text:style-name="P87">Some properties of the default login box are set in the code for the default theme (greybird-thick-grip) and a few related themes. Change theme using All Settings &gt; Appearance for greater choice. </text:p>
        </text:list-item>
        <text:list-item>
          <text:p text:style-name="P87">You can have the login greeter show an image as follows:</text:p>
          <text:list>
            <text:list-item>
              <text:p text:style-name="P87">Create or select an image, and use Mirage to resize it to about 96x96 pixels </text:p>
            </text:list-item>
            <text:list-item>
              <text:p text:style-name="P87"><text:soft-page-break/>Save that image in your home folder as .face (make sure to include the dot and do not add any extension such as jpg or png). </text:p>
            </text:list-item>
            <text:list-item>
              <text:p text:style-name="P87">Click All Settings &gt; LightDM GTK+ Greeter Settings, Appearance tab: turn on the User image switch. </text:p>
            </text:list-item>
            <text:list-item>
              <text:p text:style-name="P87">Log out, and you will see the image next to the login box; it will also show up in Whisker menu. </text:p>
            </text:list-item>
          </text:list>
        </text:list-item>
      </text:list>
      <text:h text:style-name="P20" text:outline-level="3" text:is-list-header="true"><text:bookmark text:name="toc-Subsubsection-3.8.8"/>3.8.8 Bootloader </text:h>
      <text:p text:style-name="P3">The bootloader (GRUB) menu of an installed MX Linux can be modified by clicking Start menu &gt; System &gt; Grub customizer. This tool allows users to configure some important Grub settings such as the boot entry list configuration, names of partitions, etc. Background <text:s/><text:a xlink:type="simple" xlink:href="https://answers.launchpad.net/grub-customizer/+faq/1355" text:style-name="Internet_20_link" text:visited-style-name="Visited_20_Internet_20_Link">here</text:a> <text:span text:style-name="T19">and how-to </text:span><text:a xlink:type="simple" xlink:href="https://mxlinux.org/grub-customizer" text:style-name="Internet_20_link" text:visited-style-name="Visited_20_Internet_20_Link"><text:span text:style-name="T19">here</text:span></text:a><text:span text:style-name="T19">.</text:span> </text:p>
      <text:h text:style-name="P20" text:outline-level="3"><text:bookmark text:name="toc-Subsubsection-3.8.9"/>3.8.9 System and Event sounds </text:h>
      <text:p text:style-name="P3">Computer beeps are silenced by default in the “blacklist” lines in the file /etc/modprobe.d/pc-speaker.conf. Comment out (# at the beginning) those lines as root if you wish to restore them. </text:p>
      <text:p text:style-name="P1">Event sounds can be enabled by clicking All Settings &gt; Appearance, Settings tab, and checking the box “Enable event sounds.” If you do not start hearing small sounds when you close a window or logout, for instance, try these steps: </text:p>
      <text:list xml:id="list1293906037" text:style-name="L47">
        <text:list-item>
          <text:p text:style-name="P61">Log out and back in. </text:p>
        </text:list-item>
        <text:list-item>
          <text:p text:style-name="P61">Click Start menu &gt; Multimedia &gt; PulseAudio Volume Control, Playback tab, and adjust the level as needed (start with 100%). </text:p>
        </text:list-item>
        <text:list-item>
          <text:p text:style-name="P61">Click the start menu, type "!alsamixer" (don’t forget the exclamation point). A terminal window will appear with a single audio control (Pulseaudio Master). </text:p>
          <text:list>
            <text:list-item>
              <text:p text:style-name="P61">Use F6 to select your audio card, and then adjust the channels that appear to higher volumes. </text:p>
            </text:list-item>
            <text:list-item>
              <text:p text:style-name="P61">Look for channels like "Surround", "PCM" "Speakers", "Master_Surround", "Master_Mono" or "Master". The channels that are available depend on your particular hardware. </text:p>
            </text:list-item>
          </text:list>
        </text:list-item>
      </text:list>
      <text:p text:style-name="P6">The sound file of reference is Borealis, located in /usr/share/sounds. Two others are in the repos, <text:span text:style-name="T4">sound-theme-freedesktop</text:span> and <text:span text:style-name="T4">mx-sound-theme-fresh-and-clean</text:span>, and <text:span text:style-name="T15">more</text:span> can be found with a web search. </text:p>
      <text:h text:style-name="P18" text:outline-level="3"><text:bookmark text:name="toc-Subsubsection-3.8.10"/><text:soft-page-break/>3.8.10 Default applications </text:h>
      <text:h text:style-name="P98" text:outline-level="4"><text:bookmark text:name="toc-Paragraph-68"/>General </text:h>
      <text:p text:style-name="P11"><text:span text:style-name="T16">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974095140" text:style-name="L48">
        <text:list-item>
          <text:p text:style-name="P62">Web browser </text:p>
        </text:list-item>
        <text:list-item>
          <text:p text:style-name="P62">Mail reader </text:p>
        </text:list-item>
        <text:list-item>
          <text:p text:style-name="P62">File manager </text:p>
        </text:list-item>
        <text:list-item>
          <text:p text:style-name="P62">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1746456495" text:style-name="L49">
        <text:list-item>
          <text:p text:style-name="P63">Right-click any example of the file type you are interested in </text:p>
        </text:list-item>
        <text:list-item>
          <text:p text:style-name="P63">Make one of the following selections:</text:p>
          <text:list>
            <text:list-item>
              <text:p text:style-name="P63"><text:span text:style-name="T2">Open with &lt;listed application&gt;</text:span>. This will open the file with the selected application for this particular instance, but will not affect the default application. </text:p>
            </text:list-item>
            <text:list-item>
              <text:p text:style-name="P63"><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6"><text:soft-page-break/><draw:frame draw:style-name="fr1" draw:name="Image92" text:anchor-type="as-char" svg:width="4.4583in" svg:height="4.8752in" draw:z-index="55"><draw:image xlink:href="../grafix/OpenWith.png" xlink:type="simple" xlink:show="embed" xlink:actuate="onLoad" loext:mime-type="image/png"/><svg:title>figure grafix/OpenWith.png</svg:title></draw:frame><text:s/></text:p>
      <text:p text:style-name="Caption"><text:span text:style-name="T5">Figure 3-39 Changing default application</text:span> </text:p>
      <text:h text:style-name="P20" text:outline-level="3"><text:bookmark text:name="toc-Subsubsection-3.8.11"/>3.8.11 Limited accounts </text:h>
      <text:p text:style-name="P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107173847" text:style-name="L50">
        <text:list-item>
          <text:p text:style-name="P88">Some components of Xfce have support for kiosk mode. This can be enabled by creating and modifying a system kioskrc file to be located at /etc/xdg/xfce4/kiosk/kioskrc. Details in the Xfce Wiki. </text:p>
        </text:list-item>
        <text:list-item>
          <text:p text:style-name="P88">Firefox has a number of add-ons such as mKiosk. </text:p>
        </text:list-item>
      </text:list>
      <text:p text:style-name="P3">For simplified setup of more complex situations, the interested user might explore the dedicated kiosk distro Porteus. </text:p>
      <text:p text:style-name="P2"><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0-29T10:39:30.511159217</dc:date>
    <meta:editing-duration>PT59M39S</meta:editing-duration>
    <meta:editing-cycles>14</meta:editing-cycles>
    <meta:generator>LibreOffice/5.4.2.2$Linux_X86_64 LibreOffice_project/22b09f6418e8c2d508a9eaf86b2399209b0990f4</meta:generator>
    <meta:document-statistic meta:table-count="3" meta:image-count="56" meta:object-count="0" meta:page-count="63" meta:paragraph-count="699" meta:word-count="10753" meta:character-count="63739" meta:non-whitespace-character-count="53239"/>
  </office:meta>
</office:document-meta>
</file>